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0001" table:style-name="ta1">
        <table:shapes>
          <draw:frame draw:z-index="0" draw:style-name="gr1" draw:text-style-name="P1" svg:width="47.839cm" svg:height="21.967cm" svg:x="8.276cm" svg:y="0.106cm">
            <draw:object draw:notify-on-update-of-ranges="'150001'.B1:'150001'.B1 '150001'.B2:'150001'.B821 '150001'.C1:'150001'.C1 '150001'.C2:'150001'.C8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goundSteering</text:p>
          </table:table-cell>
          <table:table-cell office:value-type="string" calcext:value-type="string">
            <text:p><text:s/>group_14</text:p>
          </table:table-cell>
        </table:table-row>
        <table:table-row table:style-name="ro1">
          <table:table-cell office:value-type="float" office:value="1652735593102193" calcext:value-type="float">
            <text:p>1652735593102193</text:p>
          </table:table-cell>
          <table:table-cell office:value-type="float" office:value="0" calcext:value-type="float">
            <text:p>0</text:p>
          </table:table-cell>
          <table:table-cell office:value-type="float" office:value="0.260115" calcext:value-type="float">
            <text:p>0.260115</text:p>
          </table:table-cell>
        </table:table-row>
        <table:table-row table:style-name="ro1">
          <table:table-cell office:value-type="float" office:value="1652735597013536" calcext:value-type="float">
            <text:p>16527355970135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7585648" calcext:value-type="float">
            <text:p>16527355975856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7707798" calcext:value-type="float">
            <text:p>16527355977077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7819359" calcext:value-type="float">
            <text:p>16527355978193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7906077" calcext:value-type="float">
            <text:p>16527355979060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037440" calcext:value-type="float">
            <text:p>16527355980374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119606" calcext:value-type="float">
            <text:p>16527355981196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215713" calcext:value-type="float">
            <text:p>16527355982157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334772" calcext:value-type="float">
            <text:p>16527355983347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430565" calcext:value-type="float">
            <text:p>16527355984305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528770" calcext:value-type="float">
            <text:p>16527355985287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666807" calcext:value-type="float">
            <text:p>16527355986668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739613" calcext:value-type="float">
            <text:p>16527355987396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849808" calcext:value-type="float">
            <text:p>16527355988498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8957017" calcext:value-type="float">
            <text:p>16527355989570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051403" calcext:value-type="float">
            <text:p>16527355990514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159406" calcext:value-type="float">
            <text:p>16527355991594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252927" calcext:value-type="float">
            <text:p>16527355992529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357162" calcext:value-type="float">
            <text:p>16527355993571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470113" calcext:value-type="float">
            <text:p>16527355994701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580063" calcext:value-type="float">
            <text:p>16527355995800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672232" calcext:value-type="float">
            <text:p>16527355996722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780589" calcext:value-type="float">
            <text:p>16527355997805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884059" calcext:value-type="float">
            <text:p>16527355998840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599995730" calcext:value-type="float">
            <text:p>16527355999957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0095634" calcext:value-type="float">
            <text:p>16527356000956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0196475" calcext:value-type="float">
            <text:p>1652735600196475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0301841" calcext:value-type="float">
            <text:p>165273560030184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0404652" calcext:value-type="float">
            <text:p>165273560040465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68019" calcext:value-type="float">
            <text:p>0.268019</text:p>
          </table:table-cell>
        </table:table-row>
        <table:table-row table:style-name="ro1">
          <table:table-cell office:value-type="float" office:value="1652735600512088" calcext:value-type="float">
            <text:p>1652735600512088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.188738" calcext:value-type="float">
            <text:p>0.188738</text:p>
          </table:table-cell>
        </table:table-row>
        <table:table-row table:style-name="ro1">
          <table:table-cell office:value-type="float" office:value="1652735600613053" calcext:value-type="float">
            <text:p>1652735600613053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15358" calcext:value-type="float">
            <text:p>0.215358</text:p>
          </table:table-cell>
        </table:table-row>
        <table:table-row table:style-name="ro1">
          <table:table-cell office:value-type="float" office:value="1652735600729092" calcext:value-type="float">
            <text:p>1652735600729092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31616" calcext:value-type="float">
            <text:p>0.231616</text:p>
          </table:table-cell>
        </table:table-row>
        <table:table-row table:style-name="ro1">
          <table:table-cell office:value-type="float" office:value="1652735600822618" calcext:value-type="float">
            <text:p>1652735600822618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233374" calcext:value-type="float">
            <text:p>0.233374</text:p>
          </table:table-cell>
        </table:table-row>
        <table:table-row table:style-name="ro1">
          <table:table-cell office:value-type="float" office:value="1652735600932490" calcext:value-type="float">
            <text:p>1652735600932490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1030911" calcext:value-type="float">
            <text:p>1652735601030911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1159185" calcext:value-type="float">
            <text:p>1652735601159185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214061" calcext:value-type="float">
            <text:p>0.214061</text:p>
          </table:table-cell>
        </table:table-row>
        <table:table-row table:style-name="ro1">
          <table:table-cell office:value-type="float" office:value="1652735601242871" calcext:value-type="float">
            <text:p>165273560124287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62254" calcext:value-type="float">
            <text:p>0.262254</text:p>
          </table:table-cell>
        </table:table-row>
        <table:table-row table:style-name="ro1">
          <table:table-cell office:value-type="float" office:value="1652735601351289" calcext:value-type="float">
            <text:p>1652735601351289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212432" calcext:value-type="float">
            <text:p>0.212432</text:p>
          </table:table-cell>
        </table:table-row>
        <table:table-row table:style-name="ro1">
          <table:table-cell office:value-type="float" office:value="1652735601453243" calcext:value-type="float">
            <text:p>1652735601453243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.180407" calcext:value-type="float">
            <text:p>0.180407</text:p>
          </table:table-cell>
        </table:table-row>
        <table:table-row table:style-name="ro1">
          <table:table-cell office:value-type="float" office:value="1652735601556437" calcext:value-type="float">
            <text:p>1652735601556437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.161375" calcext:value-type="float">
            <text:p>0.161375</text:p>
          </table:table-cell>
        </table:table-row>
        <table:table-row table:style-name="ro1">
          <table:table-cell office:value-type="float" office:value="1652735601674607" calcext:value-type="float">
            <text:p>1652735601674607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.159055" calcext:value-type="float">
            <text:p>0.159055</text:p>
          </table:table-cell>
        </table:table-row>
        <table:table-row table:style-name="ro1">
          <table:table-cell office:value-type="float" office:value="1652735601773958" calcext:value-type="float">
            <text:p>1652735601773958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169692" calcext:value-type="float">
            <text:p>0.169692</text:p>
          </table:table-cell>
        </table:table-row>
        <table:table-row table:style-name="ro1">
          <table:table-cell office:value-type="float" office:value="1652735601876628" calcext:value-type="float">
            <text:p>1652735601876628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.237914" calcext:value-type="float">
            <text:p>0.237914</text:p>
          </table:table-cell>
        </table:table-row>
        <table:table-row table:style-name="ro1">
          <table:table-cell office:value-type="float" office:value="1652735601987991" calcext:value-type="float">
            <text:p>1652735601987991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92048" calcext:value-type="float">
            <text:p>0.192048</text:p>
          </table:table-cell>
        </table:table-row>
        <table:table-row table:style-name="ro1">
          <table:table-cell office:value-type="float" office:value="1652735602084114" calcext:value-type="float">
            <text:p>165273560208411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05395" calcext:value-type="float">
            <text:p>0.205395</text:p>
          </table:table-cell>
        </table:table-row>
        <table:table-row table:style-name="ro1">
          <table:table-cell office:value-type="float" office:value="1652735602201090" calcext:value-type="float">
            <text:p>1652735602201090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38453" calcext:value-type="float">
            <text:p>0.138453</text:p>
          </table:table-cell>
        </table:table-row>
        <table:table-row table:style-name="ro1">
          <table:table-cell office:value-type="float" office:value="1652735602284075" calcext:value-type="float">
            <text:p>1652735602284075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93358" calcext:value-type="float">
            <text:p>0.193358</text:p>
          </table:table-cell>
        </table:table-row>
        <table:table-row table:style-name="ro1">
          <table:table-cell office:value-type="float" office:value="1652735602400923" calcext:value-type="float">
            <text:p>1652735602400923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25285" calcext:value-type="float">
            <text:p>0.125285</text:p>
          </table:table-cell>
        </table:table-row>
        <table:table-row table:style-name="ro1">
          <table:table-cell office:value-type="float" office:value="1652735602512457" calcext:value-type="float">
            <text:p>1652735602512457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78411" calcext:value-type="float">
            <text:p>0.178411</text:p>
          </table:table-cell>
        </table:table-row>
        <table:table-row table:style-name="ro1">
          <table:table-cell office:value-type="float" office:value="1652735602608734" calcext:value-type="float">
            <text:p>165273560260873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85161" calcext:value-type="float">
            <text:p>0.285161</text:p>
          </table:table-cell>
        </table:table-row>
        <table:table-row table:style-name="ro1">
          <table:table-cell office:value-type="float" office:value="1652735602718651" calcext:value-type="float">
            <text:p>165273560271865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80682" calcext:value-type="float">
            <text:p>0.180682</text:p>
          </table:table-cell>
        </table:table-row>
        <table:table-row table:style-name="ro1">
          <table:table-cell office:value-type="float" office:value="1652735602820080" calcext:value-type="float">
            <text:p>1652735602820080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48001" calcext:value-type="float">
            <text:p>0.148001</text:p>
          </table:table-cell>
        </table:table-row>
        <table:table-row table:style-name="ro1">
          <table:table-cell office:value-type="float" office:value="1652735602922355" calcext:value-type="float">
            <text:p>165273560292235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302215" calcext:value-type="float">
            <text:p>0.302215</text:p>
          </table:table-cell>
        </table:table-row>
        <table:table-row table:style-name="ro1">
          <table:table-cell office:value-type="float" office:value="1652735603020030" calcext:value-type="float">
            <text:p>1652735603020030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45673" calcext:value-type="float">
            <text:p>0.245673</text:p>
          </table:table-cell>
        </table:table-row>
        <table:table-row table:style-name="ro1">
          <table:table-cell office:value-type="float" office:value="1652735603129174" calcext:value-type="float">
            <text:p>1652735603129174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25707" calcext:value-type="float">
            <text:p>0.25707</text:p>
          </table:table-cell>
        </table:table-row>
        <table:table-row table:style-name="ro1">
          <table:table-cell office:value-type="float" office:value="1652735603227321" calcext:value-type="float">
            <text:p>1652735603227321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213181" calcext:value-type="float">
            <text:p>0.213181</text:p>
          </table:table-cell>
        </table:table-row>
        <table:table-row table:style-name="ro1">
          <table:table-cell office:value-type="float" office:value="1652735603332807" calcext:value-type="float">
            <text:p>1652735603332807</text:p>
          </table:table-cell>
          <table:table-cell office:value-type="float" office:value="0.116961" calcext:value-type="float">
            <text:p>0.116961</text:p>
          </table:table-cell>
          <table:table-cell office:value-type="float" office:value="0.303895" calcext:value-type="float">
            <text:p>0.303895</text:p>
          </table:table-cell>
        </table:table-row>
        <table:table-row table:style-name="ro1">
          <table:table-cell office:value-type="float" office:value="1652735603434159" calcext:value-type="float">
            <text:p>1652735603434159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20621" calcext:value-type="float">
            <text:p>0.20621</text:p>
          </table:table-cell>
        </table:table-row>
        <table:table-row table:style-name="ro1">
          <table:table-cell office:value-type="float" office:value="1652735603539864" calcext:value-type="float">
            <text:p>1652735603539864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.357491" calcext:value-type="float">
            <text:p>0.357491</text:p>
          </table:table-cell>
        </table:table-row>
        <table:table-row table:style-name="ro1">
          <table:table-cell office:value-type="float" office:value="1652735603636431" calcext:value-type="float">
            <text:p>1652735603636431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224449" calcext:value-type="float">
            <text:p>0.224449</text:p>
          </table:table-cell>
        </table:table-row>
        <table:table-row table:style-name="ro1">
          <table:table-cell office:value-type="float" office:value="1652735603753289" calcext:value-type="float">
            <text:p>1652735603753289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3842347" calcext:value-type="float">
            <text:p>1652735603842347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3953593" calcext:value-type="float">
            <text:p>16527356039535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067735" calcext:value-type="float">
            <text:p>16527356040677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166942" calcext:value-type="float">
            <text:p>16527356041669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272704" calcext:value-type="float">
            <text:p>165273560427270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388499" calcext:value-type="float">
            <text:p>16527356043884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477115" calcext:value-type="float">
            <text:p>16527356044771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591958" calcext:value-type="float">
            <text:p>16527356045919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682407" calcext:value-type="float">
            <text:p>16527356046824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783612" calcext:value-type="float">
            <text:p>16527356047836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875605" calcext:value-type="float">
            <text:p>16527356048756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4973074" calcext:value-type="float">
            <text:p>16527356049730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063068" calcext:value-type="float">
            <text:p>16527356050630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186186" calcext:value-type="float">
            <text:p>16527356051861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287889" calcext:value-type="float">
            <text:p>16527356052878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386361" calcext:value-type="float">
            <text:p>16527356053863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484239" calcext:value-type="float">
            <text:p>16527356054842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607396" calcext:value-type="float">
            <text:p>16527356056073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705647" calcext:value-type="float">
            <text:p>16527356057056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805657" calcext:value-type="float">
            <text:p>16527356058056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5906176" calcext:value-type="float">
            <text:p>1652735605906176</text:p>
          </table:table-cell>
          <table:table-cell office:value-type="float" office:value="-0.0119935" calcext:value-type="float">
            <text:p>-0.011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6037589" calcext:value-type="float">
            <text:p>1652735606037589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-0.182496" calcext:value-type="float">
            <text:p>-0.182496</text:p>
          </table:table-cell>
        </table:table-row>
        <table:table-row table:style-name="ro1">
          <table:table-cell office:value-type="float" office:value="1652735606118007" calcext:value-type="float">
            <text:p>1652735606118007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99597" calcext:value-type="float">
            <text:p>-0.199597</text:p>
          </table:table-cell>
        </table:table-row>
        <table:table-row table:style-name="ro1">
          <table:table-cell office:value-type="float" office:value="1652735606222533" calcext:value-type="float">
            <text:p>1652735606222533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205799" calcext:value-type="float">
            <text:p>-0.205799</text:p>
          </table:table-cell>
        </table:table-row>
        <table:table-row table:style-name="ro1">
          <table:table-cell office:value-type="float" office:value="1652735606322827" calcext:value-type="float">
            <text:p>1652735606322827</text:p>
          </table:table-cell>
          <table:table-cell office:value-type="float" office:value="-0.119952" calcext:value-type="float">
            <text:p>-0.119952</text:p>
          </table:table-cell>
          <table:table-cell office:value-type="float" office:value="-0.218372" calcext:value-type="float">
            <text:p>-0.218372</text:p>
          </table:table-cell>
        </table:table-row>
        <table:table-row table:style-name="ro1">
          <table:table-cell office:value-type="float" office:value="1652735606455623" calcext:value-type="float">
            <text:p>1652735606455623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-0.227344" calcext:value-type="float">
            <text:p>-0.227344</text:p>
          </table:table-cell>
        </table:table-row>
        <table:table-row table:style-name="ro1">
          <table:table-cell office:value-type="float" office:value="1652735606565043" calcext:value-type="float">
            <text:p>1652735606565043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0.0434509" calcext:value-type="float">
            <text:p>0.0434509</text:p>
          </table:table-cell>
        </table:table-row>
        <table:table-row table:style-name="ro1">
          <table:table-cell office:value-type="float" office:value="1652735606636335" calcext:value-type="float">
            <text:p>1652735606636335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6746747" calcext:value-type="float">
            <text:p>1652735606746747</text:p>
          </table:table-cell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6851291" calcext:value-type="float">
            <text:p>16527356068512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6951506" calcext:value-type="float">
            <text:p>16527356069515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7051535" calcext:value-type="float">
            <text:p>16527356070515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7167253" calcext:value-type="float">
            <text:p>16527356071672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7277023" calcext:value-type="float">
            <text:p>16527356072770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7370489" calcext:value-type="float">
            <text:p>16527356073704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07470832" calcext:value-type="float">
            <text:p>1652735607470832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7581985" calcext:value-type="float">
            <text:p>1652735607581985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7680792" calcext:value-type="float">
            <text:p>1652735607680792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7780406" calcext:value-type="float">
            <text:p>1652735607780406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7895197" calcext:value-type="float">
            <text:p>165273560789519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9448" calcext:value-type="float">
            <text:p>0.19448</text:p>
          </table:table-cell>
        </table:table-row>
        <table:table-row table:style-name="ro1">
          <table:table-cell office:value-type="float" office:value="1652735607986756" calcext:value-type="float">
            <text:p>1652735607986756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21417" calcext:value-type="float">
            <text:p>0.221417</text:p>
          </table:table-cell>
        </table:table-row>
        <table:table-row table:style-name="ro1">
          <table:table-cell office:value-type="float" office:value="1652735608096689" calcext:value-type="float">
            <text:p>1652735608096689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89988" calcext:value-type="float">
            <text:p>0.189988</text:p>
          </table:table-cell>
        </table:table-row>
        <table:table-row table:style-name="ro1">
          <table:table-cell office:value-type="float" office:value="1652735608198054" calcext:value-type="float">
            <text:p>1652735608198054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8295520" calcext:value-type="float">
            <text:p>1652735608295520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8407232" calcext:value-type="float">
            <text:p>1652735608407232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8512390" calcext:value-type="float">
            <text:p>1652735608512390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8599847" calcext:value-type="float">
            <text:p>1652735608599847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8723674" calcext:value-type="float">
            <text:p>1652735608723674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8815446" calcext:value-type="float">
            <text:p>1652735608815446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8920070" calcext:value-type="float">
            <text:p>1652735608920070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9033890" calcext:value-type="float">
            <text:p>1652735609033890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266252" calcext:value-type="float">
            <text:p>0.266252</text:p>
          </table:table-cell>
        </table:table-row>
        <table:table-row table:style-name="ro1">
          <table:table-cell office:value-type="float" office:value="1652735609136635" calcext:value-type="float">
            <text:p>1652735609136635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135224" calcext:value-type="float">
            <text:p>0.135224</text:p>
          </table:table-cell>
        </table:table-row>
        <table:table-row table:style-name="ro1">
          <table:table-cell office:value-type="float" office:value="1652735609237123" calcext:value-type="float">
            <text:p>165273560923712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172953" calcext:value-type="float">
            <text:p>0.172953</text:p>
          </table:table-cell>
        </table:table-row>
        <table:table-row table:style-name="ro1">
          <table:table-cell office:value-type="float" office:value="1652735609349975" calcext:value-type="float">
            <text:p>165273560934997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91502" calcext:value-type="float">
            <text:p>0.191502</text:p>
          </table:table-cell>
        </table:table-row>
        <table:table-row table:style-name="ro1">
          <table:table-cell office:value-type="float" office:value="1652735609444590" calcext:value-type="float">
            <text:p>165273560944459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308221" calcext:value-type="float">
            <text:p>0.308221</text:p>
          </table:table-cell>
        </table:table-row>
        <table:table-row table:style-name="ro1">
          <table:table-cell office:value-type="float" office:value="1652735609540652" calcext:value-type="float">
            <text:p>1652735609540652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09648973" calcext:value-type="float">
            <text:p>165273560964897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59352" calcext:value-type="float">
            <text:p>0.159352</text:p>
          </table:table-cell>
        </table:table-row>
        <table:table-row table:style-name="ro1">
          <table:table-cell office:value-type="float" office:value="1652735609739957" calcext:value-type="float">
            <text:p>1652735609739957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03493" calcext:value-type="float">
            <text:p>0.203493</text:p>
          </table:table-cell>
        </table:table-row>
        <table:table-row table:style-name="ro1">
          <table:table-cell office:value-type="float" office:value="1652735609884645" calcext:value-type="float">
            <text:p>1652735609884645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8656" calcext:value-type="float">
            <text:p>0.18656</text:p>
          </table:table-cell>
        </table:table-row>
        <table:table-row table:style-name="ro1">
          <table:table-cell office:value-type="float" office:value="1652735609964217" calcext:value-type="float">
            <text:p>1652735609964217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13788" calcext:value-type="float">
            <text:p>0.213788</text:p>
          </table:table-cell>
        </table:table-row>
        <table:table-row table:style-name="ro1">
          <table:table-cell office:value-type="float" office:value="1652735610065199" calcext:value-type="float">
            <text:p>1652735610065199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87429" calcext:value-type="float">
            <text:p>0.187429</text:p>
          </table:table-cell>
        </table:table-row>
        <table:table-row table:style-name="ro1">
          <table:table-cell office:value-type="float" office:value="1652735610184912" calcext:value-type="float">
            <text:p>1652735610184912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209222" calcext:value-type="float">
            <text:p>0.209222</text:p>
          </table:table-cell>
        </table:table-row>
        <table:table-row table:style-name="ro1">
          <table:table-cell office:value-type="float" office:value="1652735610298968" calcext:value-type="float">
            <text:p>165273561029896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08056" calcext:value-type="float">
            <text:p>0.208056</text:p>
          </table:table-cell>
        </table:table-row>
        <table:table-row table:style-name="ro1">
          <table:table-cell office:value-type="float" office:value="1652735610402545" calcext:value-type="float">
            <text:p>165273561040254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01701" calcext:value-type="float">
            <text:p>0.201701</text:p>
          </table:table-cell>
        </table:table-row>
        <table:table-row table:style-name="ro1">
          <table:table-cell office:value-type="float" office:value="1652735610485874" calcext:value-type="float">
            <text:p>1652735610485874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168597" calcext:value-type="float">
            <text:p>0.168597</text:p>
          </table:table-cell>
        </table:table-row>
        <table:table-row table:style-name="ro1">
          <table:table-cell office:value-type="float" office:value="1652735610584501" calcext:value-type="float">
            <text:p>1652735610584501</text:p>
          </table:table-cell>
          <table:table-cell office:value-type="float" office:value="0.15295" calcext:value-type="float">
            <text:p>0.15295</text:p>
          </table:table-cell>
          <table:table-cell office:value-type="float" office:value="0.190639" calcext:value-type="float">
            <text:p>0.190639</text:p>
          </table:table-cell>
        </table:table-row>
        <table:table-row table:style-name="ro1">
          <table:table-cell office:value-type="float" office:value="1652735610697602" calcext:value-type="float">
            <text:p>1652735610697602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.240773" calcext:value-type="float">
            <text:p>0.240773</text:p>
          </table:table-cell>
        </table:table-row>
        <table:table-row table:style-name="ro1">
          <table:table-cell office:value-type="float" office:value="1652735610727980" calcext:value-type="float">
            <text:p>1652735610727980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58384" calcext:value-type="float">
            <text:p>0.158384</text:p>
          </table:table-cell>
        </table:table-row>
        <table:table-row table:style-name="ro1">
          <table:table-cell office:value-type="float" office:value="1652735610904571" calcext:value-type="float">
            <text:p>1652735610904571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0997431" calcext:value-type="float">
            <text:p>1652735610997431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1105404" calcext:value-type="float">
            <text:p>1652735611105404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130292" calcext:value-type="float">
            <text:p>0.130292</text:p>
          </table:table-cell>
        </table:table-row>
        <table:table-row table:style-name="ro1">
          <table:table-cell office:value-type="float" office:value="1652735611198055" calcext:value-type="float">
            <text:p>1652735611198055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8794" calcext:value-type="float">
            <text:p>0.18794</text:p>
          </table:table-cell>
        </table:table-row>
        <table:table-row table:style-name="ro1">
          <table:table-cell office:value-type="float" office:value="1652735611244353" calcext:value-type="float">
            <text:p>1652735611244353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.291014" calcext:value-type="float">
            <text:p>0.291014</text:p>
          </table:table-cell>
        </table:table-row>
        <table:table-row table:style-name="ro1">
          <table:table-cell office:value-type="float" office:value="1652735611355535" calcext:value-type="float">
            <text:p>1652735611355535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200797" calcext:value-type="float">
            <text:p>0.200797</text:p>
          </table:table-cell>
        </table:table-row>
        <table:table-row table:style-name="ro1">
          <table:table-cell office:value-type="float" office:value="1652735611543644" calcext:value-type="float">
            <text:p>1652735611543644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224903" calcext:value-type="float">
            <text:p>0.224903</text:p>
          </table:table-cell>
        </table:table-row>
        <table:table-row table:style-name="ro1">
          <table:table-cell office:value-type="float" office:value="1652735611559537" calcext:value-type="float">
            <text:p>1652735611559537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262693" calcext:value-type="float">
            <text:p>0.262693</text:p>
          </table:table-cell>
        </table:table-row>
        <table:table-row table:style-name="ro1">
          <table:table-cell office:value-type="float" office:value="1652735611722018" calcext:value-type="float">
            <text:p>1652735611722018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1767671" calcext:value-type="float">
            <text:p>1652735611767671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1900714" calcext:value-type="float">
            <text:p>1652735611900714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2026004" calcext:value-type="float">
            <text:p>1652735612026004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2151929" calcext:value-type="float">
            <text:p>1652735612151929</text:p>
          </table:table-cell>
          <table:table-cell office:value-type="float" office:value="-0" calcext:value-type="float">
            <text:p>0</text:p>
          </table:table-cell>
          <table:table-cell office:value-type="float" office:value="-0.502497" calcext:value-type="float">
            <text:p>-0.502497</text:p>
          </table:table-cell>
        </table:table-row>
        <table:table-row table:style-name="ro1">
          <table:table-cell office:value-type="float" office:value="1652735612192883" calcext:value-type="float">
            <text:p>1652735612192883</text:p>
          </table:table-cell>
          <table:table-cell office:value-type="float" office:value="-0" calcext:value-type="float">
            <text:p>0</text:p>
          </table:table-cell>
          <table:table-cell office:value-type="float" office:value="-0.579326" calcext:value-type="float">
            <text:p>-0.579326</text:p>
          </table:table-cell>
        </table:table-row>
        <table:table-row table:style-name="ro1">
          <table:table-cell office:value-type="float" office:value="1652735612298572" calcext:value-type="float">
            <text:p>1652735612298572</text:p>
          </table:table-cell>
          <table:table-cell office:value-type="float" office:value="-0" calcext:value-type="float">
            <text:p>0</text:p>
          </table:table-cell>
          <table:table-cell office:value-type="float" office:value="-0.58387" calcext:value-type="float">
            <text:p>-0.58387</text:p>
          </table:table-cell>
        </table:table-row>
        <table:table-row table:style-name="ro1">
          <table:table-cell office:value-type="float" office:value="1652735612398533" calcext:value-type="float">
            <text:p>1652735612398533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896055" calcext:value-type="float">
            <text:p>-0.896055</text:p>
          </table:table-cell>
        </table:table-row>
        <table:table-row table:style-name="ro1">
          <table:table-cell office:value-type="float" office:value="1652735612512439" calcext:value-type="float">
            <text:p>165273561251243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2601989" calcext:value-type="float">
            <text:p>165273561260198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2701348" calcext:value-type="float">
            <text:p>16527356127013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2800903" calcext:value-type="float">
            <text:p>16527356128009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2955009" calcext:value-type="float">
            <text:p>1652735612955009</text:p>
          </table:table-cell>
          <table:table-cell office:value-type="float" office:value="-0" calcext:value-type="float">
            <text:p>0</text:p>
          </table:table-cell>
          <table:table-cell office:value-type="float" office:value="-0.955176" calcext:value-type="float">
            <text:p>-0.955176</text:p>
          </table:table-cell>
        </table:table-row>
        <table:table-row table:style-name="ro1">
          <table:table-cell office:value-type="float" office:value="1652735613054798" calcext:value-type="float">
            <text:p>1652735613054798</text:p>
          </table:table-cell>
          <table:table-cell office:value-type="float" office:value="-0" calcext:value-type="float">
            <text:p>0</text:p>
          </table:table-cell>
          <table:table-cell office:value-type="float" office:value="-0.962994" calcext:value-type="float">
            <text:p>-0.962994</text:p>
          </table:table-cell>
        </table:table-row>
        <table:table-row table:style-name="ro1">
          <table:table-cell office:value-type="float" office:value="1652735613187753" calcext:value-type="float">
            <text:p>1652735613187753</text:p>
          </table:table-cell>
          <table:table-cell office:value-type="float" office:value="-0" calcext:value-type="float">
            <text:p>0</text:p>
          </table:table-cell>
          <table:table-cell office:value-type="float" office:value="-0.93044" calcext:value-type="float">
            <text:p>-0.93044</text:p>
          </table:table-cell>
        </table:table-row>
        <table:table-row table:style-name="ro1">
          <table:table-cell office:value-type="float" office:value="1652735613271578" calcext:value-type="float">
            <text:p>1652735613271578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3349078" calcext:value-type="float">
            <text:p>1652735613349078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3449560" calcext:value-type="float">
            <text:p>16527356134495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3550098" calcext:value-type="float">
            <text:p>16527356135500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3655032" calcext:value-type="float">
            <text:p>16527356136550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3767383" calcext:value-type="float">
            <text:p>16527356137673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3864882" calcext:value-type="float">
            <text:p>1652735613864882</text:p>
          </table:table-cell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3966353" calcext:value-type="float">
            <text:p>1652735613966353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4077204" calcext:value-type="float">
            <text:p>165273561407720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4166547" calcext:value-type="float">
            <text:p>16527356141665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4262185" calcext:value-type="float">
            <text:p>16527356142621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4372911" calcext:value-type="float">
            <text:p>1652735614372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4472795" calcext:value-type="float">
            <text:p>1652735614472795</text:p>
          </table:table-cell>
          <table:table-cell office:value-type="float" office:value="0.15595" calcext:value-type="float">
            <text:p>0.1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4601941" calcext:value-type="float">
            <text:p>1652735614601941</text:p>
          </table:table-cell>
          <table:table-cell office:value-type="float" office:value="0.281904" calcext:value-type="float">
            <text:p>0.28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4705238" calcext:value-type="float">
            <text:p>16527356147052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4799253" calcext:value-type="float">
            <text:p>1652735614799253</text:p>
          </table:table-cell>
          <table:table-cell office:value-type="float" office:value="-0" calcext:value-type="float">
            <text:p>0</text:p>
          </table:table-cell>
          <table:table-cell office:value-type="float" office:value="-0.628796" calcext:value-type="float">
            <text:p>-0.628796</text:p>
          </table:table-cell>
        </table:table-row>
        <table:table-row table:style-name="ro1">
          <table:table-cell office:value-type="float" office:value="1652735614904013" calcext:value-type="float">
            <text:p>16527356149040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5014372" calcext:value-type="float">
            <text:p>1652735615014372</text:p>
          </table:table-cell>
          <table:table-cell office:value-type="float" office:value="-0" calcext:value-type="float">
            <text:p>0</text:p>
          </table:table-cell>
          <table:table-cell office:value-type="float" office:value="0.121619" calcext:value-type="float">
            <text:p>0.121619</text:p>
          </table:table-cell>
        </table:table-row>
        <table:table-row table:style-name="ro1">
          <table:table-cell office:value-type="float" office:value="1652735615140940" calcext:value-type="float">
            <text:p>1652735615140940</text:p>
          </table:table-cell>
          <table:table-cell office:value-type="float" office:value="-0.197923" calcext:value-type="float">
            <text:p>-0.197923</text:p>
          </table:table-cell>
          <table:table-cell office:value-type="float" office:value="0.0594537" calcext:value-type="float">
            <text:p>0.0594537</text:p>
          </table:table-cell>
        </table:table-row>
        <table:table-row table:style-name="ro1">
          <table:table-cell office:value-type="float" office:value="1652735615228762" calcext:value-type="float">
            <text:p>1652735615228762</text:p>
          </table:table-cell>
          <table:table-cell office:value-type="float" office:value="-0" calcext:value-type="float">
            <text:p>0</text:p>
          </table:table-cell>
          <table:table-cell office:value-type="float" office:value="0.0408694" calcext:value-type="float">
            <text:p>0.0408694</text:p>
          </table:table-cell>
        </table:table-row>
        <table:table-row table:style-name="ro1">
          <table:table-cell office:value-type="float" office:value="1652735615321511" calcext:value-type="float">
            <text:p>16527356153215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5433378" calcext:value-type="float">
            <text:p>1652735615433378</text:p>
          </table:table-cell>
          <table:table-cell office:value-type="float" office:value="-0" calcext:value-type="float">
            <text:p>0</text:p>
          </table:table-cell>
          <table:table-cell office:value-type="float" office:value="0.394791" calcext:value-type="float">
            <text:p>0.394791</text:p>
          </table:table-cell>
        </table:table-row>
        <table:table-row table:style-name="ro1">
          <table:table-cell office:value-type="float" office:value="1652735615526042" calcext:value-type="float">
            <text:p>16527356155260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5642795" calcext:value-type="float">
            <text:p>1652735615642795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5750676" calcext:value-type="float">
            <text:p>1652735615750676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5846147" calcext:value-type="float">
            <text:p>1652735615846147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5952700" calcext:value-type="float">
            <text:p>16527356159527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6048637" calcext:value-type="float">
            <text:p>16527356160486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6166048" calcext:value-type="float">
            <text:p>16527356161660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6266119" calcext:value-type="float">
            <text:p>16527356162661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6382552" calcext:value-type="float">
            <text:p>16527356163825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6486113" calcext:value-type="float">
            <text:p>1652735616486113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6566066" calcext:value-type="float">
            <text:p>1652735616566066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0919387" calcext:value-type="float">
            <text:p>0.0919387</text:p>
          </table:table-cell>
        </table:table-row>
        <table:table-row table:style-name="ro1">
          <table:table-cell office:value-type="float" office:value="1652735616668860" calcext:value-type="float">
            <text:p>1652735616668860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0778565" calcext:value-type="float">
            <text:p>0.0778565</text:p>
          </table:table-cell>
        </table:table-row>
        <table:table-row table:style-name="ro1">
          <table:table-cell office:value-type="float" office:value="1652735616770587" calcext:value-type="float">
            <text:p>1652735616770587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.0836966" calcext:value-type="float">
            <text:p>0.0836966</text:p>
          </table:table-cell>
        </table:table-row>
        <table:table-row table:style-name="ro1">
          <table:table-cell office:value-type="float" office:value="1652735616871124" calcext:value-type="float">
            <text:p>1652735616871124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0939475" calcext:value-type="float">
            <text:p>0.0939475</text:p>
          </table:table-cell>
        </table:table-row>
        <table:table-row table:style-name="ro1">
          <table:table-cell office:value-type="float" office:value="1652735616980992" calcext:value-type="float">
            <text:p>1652735616980992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.132552" calcext:value-type="float">
            <text:p>0.132552</text:p>
          </table:table-cell>
        </table:table-row>
        <table:table-row table:style-name="ro1">
          <table:table-cell office:value-type="float" office:value="1652735617082923" calcext:value-type="float">
            <text:p>1652735617082923</text:p>
          </table:table-cell>
          <table:table-cell office:value-type="float" office:value="-0" calcext:value-type="float">
            <text:p>0</text:p>
          </table:table-cell>
          <table:table-cell office:value-type="float" office:value="0.073939" calcext:value-type="float">
            <text:p>0.073939</text:p>
          </table:table-cell>
        </table:table-row>
        <table:table-row table:style-name="ro1">
          <table:table-cell office:value-type="float" office:value="1652735617195818" calcext:value-type="float">
            <text:p>1652735617195818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0.0911751" calcext:value-type="float">
            <text:p>0.0911751</text:p>
          </table:table-cell>
        </table:table-row>
        <table:table-row table:style-name="ro1">
          <table:table-cell office:value-type="float" office:value="1652735617289866" calcext:value-type="float">
            <text:p>1652735617289866</text:p>
          </table:table-cell>
          <table:table-cell office:value-type="float" office:value="-0.245906" calcext:value-type="float">
            <text:p>-0.24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7400241" calcext:value-type="float">
            <text:p>1652735617400241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0956376" calcext:value-type="float">
            <text:p>0.0956376</text:p>
          </table:table-cell>
        </table:table-row>
        <table:table-row table:style-name="ro1">
          <table:table-cell office:value-type="float" office:value="1652735617500727" calcext:value-type="float">
            <text:p>1652735617500727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0979997" calcext:value-type="float">
            <text:p>0.0979997</text:p>
          </table:table-cell>
        </table:table-row>
        <table:table-row table:style-name="ro1">
          <table:table-cell office:value-type="float" office:value="1652735617599046" calcext:value-type="float">
            <text:p>1652735617599046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0957067" calcext:value-type="float">
            <text:p>0.0957067</text:p>
          </table:table-cell>
        </table:table-row>
        <table:table-row table:style-name="ro1">
          <table:table-cell office:value-type="float" office:value="1652735617709386" calcext:value-type="float">
            <text:p>1652735617709386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959074" calcext:value-type="float">
            <text:p>0.0959074</text:p>
          </table:table-cell>
        </table:table-row>
        <table:table-row table:style-name="ro1">
          <table:table-cell office:value-type="float" office:value="1652735617798147" calcext:value-type="float">
            <text:p>1652735617798147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880542" calcext:value-type="float">
            <text:p>0.0880542</text:p>
          </table:table-cell>
        </table:table-row>
        <table:table-row table:style-name="ro1">
          <table:table-cell office:value-type="float" office:value="1652735617900348" calcext:value-type="float">
            <text:p>1652735617900348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0617193" calcext:value-type="float">
            <text:p>0.0617193</text:p>
          </table:table-cell>
        </table:table-row>
        <table:table-row table:style-name="ro1">
          <table:table-cell office:value-type="float" office:value="1652735618002082" calcext:value-type="float">
            <text:p>165273561800208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0676473" calcext:value-type="float">
            <text:p>0.0676473</text:p>
          </table:table-cell>
        </table:table-row>
        <table:table-row table:style-name="ro1">
          <table:table-cell office:value-type="float" office:value="1652735618118233" calcext:value-type="float">
            <text:p>1652735618118233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0725994" calcext:value-type="float">
            <text:p>0.0725994</text:p>
          </table:table-cell>
        </table:table-row>
        <table:table-row table:style-name="ro1">
          <table:table-cell office:value-type="float" office:value="1652735618225382" calcext:value-type="float">
            <text:p>165273561822538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34075" calcext:value-type="float">
            <text:p>0.134075</text:p>
          </table:table-cell>
        </table:table-row>
        <table:table-row table:style-name="ro1">
          <table:table-cell office:value-type="float" office:value="1652735618313029" calcext:value-type="float">
            <text:p>1652735618313029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35338" calcext:value-type="float">
            <text:p>0.135338</text:p>
          </table:table-cell>
        </table:table-row>
        <table:table-row table:style-name="ro1">
          <table:table-cell office:value-type="float" office:value="1652735618423887" calcext:value-type="float">
            <text:p>1652735618423887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43452" calcext:value-type="float">
            <text:p>0.143452</text:p>
          </table:table-cell>
        </table:table-row>
        <table:table-row table:style-name="ro1">
          <table:table-cell office:value-type="float" office:value="1652735618515876" calcext:value-type="float">
            <text:p>1652735618515876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091487" calcext:value-type="float">
            <text:p>0.091487</text:p>
          </table:table-cell>
        </table:table-row>
        <table:table-row table:style-name="ro1">
          <table:table-cell office:value-type="float" office:value="1652735618630053" calcext:value-type="float">
            <text:p>1652735618630053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105798" calcext:value-type="float">
            <text:p>0.105798</text:p>
          </table:table-cell>
        </table:table-row>
        <table:table-row table:style-name="ro1">
          <table:table-cell office:value-type="float" office:value="1652735618727544" calcext:value-type="float">
            <text:p>165273561872754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27928" calcext:value-type="float">
            <text:p>0.127928</text:p>
          </table:table-cell>
        </table:table-row>
        <table:table-row table:style-name="ro1">
          <table:table-cell office:value-type="float" office:value="1652735618842664" calcext:value-type="float">
            <text:p>165273561884266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3864" calcext:value-type="float">
            <text:p>0.13864</text:p>
          </table:table-cell>
        </table:table-row>
        <table:table-row table:style-name="ro1">
          <table:table-cell office:value-type="float" office:value="1652735618930532" calcext:value-type="float">
            <text:p>165273561893053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43875" calcext:value-type="float">
            <text:p>0.143875</text:p>
          </table:table-cell>
        </table:table-row>
        <table:table-row table:style-name="ro1">
          <table:table-cell office:value-type="float" office:value="1652735619051153" calcext:value-type="float">
            <text:p>1652735619051153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54997" calcext:value-type="float">
            <text:p>0.154997</text:p>
          </table:table-cell>
        </table:table-row>
        <table:table-row table:style-name="ro1">
          <table:table-cell office:value-type="float" office:value="1652735619133133" calcext:value-type="float">
            <text:p>1652735619133133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9241504" calcext:value-type="float">
            <text:p>1652735619241504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9343208" calcext:value-type="float">
            <text:p>1652735619343208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9457468" calcext:value-type="float">
            <text:p>1652735619457468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9547816" calcext:value-type="float">
            <text:p>1652735619547816</text:p>
          </table:table-cell>
          <table:table-cell office:value-type="float" office:value="0.119961" calcext:value-type="float">
            <text:p>0.11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19655313" calcext:value-type="float">
            <text:p>16527356196553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9761514" calcext:value-type="float">
            <text:p>16527356197615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9876597" calcext:value-type="float">
            <text:p>16527356198765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19961542" calcext:value-type="float">
            <text:p>16527356199615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0065722" calcext:value-type="float">
            <text:p>16527356200657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0165892" calcext:value-type="float">
            <text:p>1652735620165892</text:p>
          </table:table-cell>
          <table:table-cell office:value-type="float" office:value="-0" calcext:value-type="float">
            <text:p>0</text:p>
          </table:table-cell>
          <table:table-cell office:value-type="float" office:value="-0.41241" calcext:value-type="float">
            <text:p>-0.41241</text:p>
          </table:table-cell>
        </table:table-row>
        <table:table-row table:style-name="ro1">
          <table:table-cell office:value-type="float" office:value="1652735620272152" calcext:value-type="float">
            <text:p>16527356202721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0380995" calcext:value-type="float">
            <text:p>165273562038099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0481371" calcext:value-type="float">
            <text:p>1652735620481371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0586288" calcext:value-type="float">
            <text:p>16527356205862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0698581" calcext:value-type="float">
            <text:p>16527356206985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0799924" calcext:value-type="float">
            <text:p>16527356207999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0903015" calcext:value-type="float">
            <text:p>16527356209030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1000606" calcext:value-type="float">
            <text:p>16527356210006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1112898" calcext:value-type="float">
            <text:p>16527356211128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1153772" calcext:value-type="float">
            <text:p>1652735621153772</text:p>
          </table:table-cell>
          <table:table-cell office:value-type="float" office:value="0.224928" calcext:value-type="float">
            <text:p>0.22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1311667" calcext:value-type="float">
            <text:p>1652735621311667</text:p>
          </table:table-cell>
          <table:table-cell office:value-type="float" office:value="0.224928" calcext:value-type="float">
            <text:p>0.22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1365739" calcext:value-type="float">
            <text:p>1652735621365739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1480788" calcext:value-type="float">
            <text:p>16527356214807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1580593" calcext:value-type="float">
            <text:p>16527356215805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1688525" calcext:value-type="float">
            <text:p>16527356216885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1794006" calcext:value-type="float">
            <text:p>16527356217940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1892429" calcext:value-type="float">
            <text:p>16527356218924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011216" calcext:value-type="float">
            <text:p>16527356220112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142327" calcext:value-type="float">
            <text:p>16527356221423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242306" calcext:value-type="float">
            <text:p>16527356222423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352877" calcext:value-type="float">
            <text:p>16527356223528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447554" calcext:value-type="float">
            <text:p>16527356224475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531940" calcext:value-type="float">
            <text:p>16527356225319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633153" calcext:value-type="float">
            <text:p>16527356226331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736062" calcext:value-type="float">
            <text:p>16527356227360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856437" calcext:value-type="float">
            <text:p>16527356228564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2947670" calcext:value-type="float">
            <text:p>1652735622947670</text:p>
          </table:table-cell>
          <table:table-cell office:value-type="float" office:value="0.0359893" calcext:value-type="float">
            <text:p>0.0359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048977" calcext:value-type="float">
            <text:p>1652735623048977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156948" calcext:value-type="float">
            <text:p>1652735623156948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256677" calcext:value-type="float">
            <text:p>165273562325667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387262" calcext:value-type="float">
            <text:p>1652735623387262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479596" calcext:value-type="float">
            <text:p>1652735623479596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595967" calcext:value-type="float">
            <text:p>165273562359596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680464" calcext:value-type="float">
            <text:p>1652735623680464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3790605" calcext:value-type="float">
            <text:p>16527356237906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3902727" calcext:value-type="float">
            <text:p>16527356239027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4002513" calcext:value-type="float">
            <text:p>16527356240025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4110742" calcext:value-type="float">
            <text:p>16527356241107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4203608" calcext:value-type="float">
            <text:p>16527356242036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4309361" calcext:value-type="float">
            <text:p>1652735624309361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4421498" calcext:value-type="float">
            <text:p>1652735624421498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4528545" calcext:value-type="float">
            <text:p>1652735624528545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4609862" calcext:value-type="float">
            <text:p>1652735624609862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4714398" calcext:value-type="float">
            <text:p>16527356247143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4826428" calcext:value-type="float">
            <text:p>16527356248264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4933138" calcext:value-type="float">
            <text:p>16527356249331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034002" calcext:value-type="float">
            <text:p>16527356250340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136575" calcext:value-type="float">
            <text:p>16527356251365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243470" calcext:value-type="float">
            <text:p>16527356252434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347353" calcext:value-type="float">
            <text:p>16527356253473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446035" calcext:value-type="float">
            <text:p>16527356254460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562697" calcext:value-type="float">
            <text:p>16527356255626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654668" calcext:value-type="float">
            <text:p>16527356256546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760329" calcext:value-type="float">
            <text:p>16527356257603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858758" calcext:value-type="float">
            <text:p>16527356258587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5972532" calcext:value-type="float">
            <text:p>16527356259725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6079087" calcext:value-type="float">
            <text:p>165273562607908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6173307" calcext:value-type="float">
            <text:p>1652735626173307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6272558" calcext:value-type="float">
            <text:p>1652735626272558</text:p>
          </table:table-cell>
          <table:table-cell office:value-type="float" office:value="-0" calcext:value-type="float">
            <text:p>0</text:p>
          </table:table-cell>
          <table:table-cell office:value-type="float" office:value="0.269651" calcext:value-type="float">
            <text:p>0.269651</text:p>
          </table:table-cell>
        </table:table-row>
        <table:table-row table:style-name="ro1">
          <table:table-cell office:value-type="float" office:value="1652735626380004" calcext:value-type="float">
            <text:p>1652735626380004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.229232" calcext:value-type="float">
            <text:p>0.229232</text:p>
          </table:table-cell>
        </table:table-row>
        <table:table-row table:style-name="ro1">
          <table:table-cell office:value-type="float" office:value="1652735626484056" calcext:value-type="float">
            <text:p>1652735626484056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22239" calcext:value-type="float">
            <text:p>0.22239</text:p>
          </table:table-cell>
        </table:table-row>
        <table:table-row table:style-name="ro1">
          <table:table-cell office:value-type="float" office:value="1652735626578478" calcext:value-type="float">
            <text:p>1652735626578478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42858" calcext:value-type="float">
            <text:p>0.242858</text:p>
          </table:table-cell>
        </table:table-row>
        <table:table-row table:style-name="ro1">
          <table:table-cell office:value-type="float" office:value="1652735626689174" calcext:value-type="float">
            <text:p>1652735626689174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227075" calcext:value-type="float">
            <text:p>0.227075</text:p>
          </table:table-cell>
        </table:table-row>
        <table:table-row table:style-name="ro1">
          <table:table-cell office:value-type="float" office:value="1652735626788309" calcext:value-type="float">
            <text:p>1652735626788309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259287" calcext:value-type="float">
            <text:p>0.259287</text:p>
          </table:table-cell>
        </table:table-row>
        <table:table-row table:style-name="ro1">
          <table:table-cell office:value-type="float" office:value="1652735626893965" calcext:value-type="float">
            <text:p>1652735626893965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74672" calcext:value-type="float">
            <text:p>0.174672</text:p>
          </table:table-cell>
        </table:table-row>
        <table:table-row table:style-name="ro1">
          <table:table-cell office:value-type="float" office:value="1652735627001075" calcext:value-type="float">
            <text:p>1652735627001075</text:p>
          </table:table-cell>
          <table:table-cell office:value-type="float" office:value="-0" calcext:value-type="float">
            <text:p>0</text:p>
          </table:table-cell>
          <table:table-cell office:value-type="float" office:value="0.164752" calcext:value-type="float">
            <text:p>0.164752</text:p>
          </table:table-cell>
        </table:table-row>
        <table:table-row table:style-name="ro1">
          <table:table-cell office:value-type="float" office:value="1652735627113096" calcext:value-type="float">
            <text:p>1652735627113096</text:p>
          </table:table-cell>
          <table:table-cell office:value-type="float" office:value="-0" calcext:value-type="float">
            <text:p>0</text:p>
          </table:table-cell>
          <table:table-cell office:value-type="float" office:value="0.148675" calcext:value-type="float">
            <text:p>0.148675</text:p>
          </table:table-cell>
        </table:table-row>
        <table:table-row table:style-name="ro1">
          <table:table-cell office:value-type="float" office:value="1652735627211561" calcext:value-type="float">
            <text:p>165273562721156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911" calcext:value-type="float">
            <text:p>0.1911</text:p>
          </table:table-cell>
        </table:table-row>
        <table:table-row table:style-name="ro1">
          <table:table-cell office:value-type="float" office:value="1652735627305129" calcext:value-type="float">
            <text:p>1652735627305129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143892" calcext:value-type="float">
            <text:p>0.143892</text:p>
          </table:table-cell>
        </table:table-row>
        <table:table-row table:style-name="ro1">
          <table:table-cell office:value-type="float" office:value="1652735627411353" calcext:value-type="float">
            <text:p>1652735627411353</text:p>
          </table:table-cell>
          <table:table-cell office:value-type="float" office:value="-0" calcext:value-type="float">
            <text:p>0</text:p>
          </table:table-cell>
          <table:table-cell office:value-type="float" office:value="0.165795" calcext:value-type="float">
            <text:p>0.165795</text:p>
          </table:table-cell>
        </table:table-row>
        <table:table-row table:style-name="ro1">
          <table:table-cell office:value-type="float" office:value="1652735627537789" calcext:value-type="float">
            <text:p>1652735627537789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37066" calcext:value-type="float">
            <text:p>0.137066</text:p>
          </table:table-cell>
        </table:table-row>
        <table:table-row table:style-name="ro1">
          <table:table-cell office:value-type="float" office:value="1652735627618087" calcext:value-type="float">
            <text:p>1652735627618087</text:p>
          </table:table-cell>
          <table:table-cell office:value-type="float" office:value="0.215927" calcext:value-type="float">
            <text:p>0.215927</text:p>
          </table:table-cell>
          <table:table-cell office:value-type="float" office:value="0.153867" calcext:value-type="float">
            <text:p>0.153867</text:p>
          </table:table-cell>
        </table:table-row>
        <table:table-row table:style-name="ro1">
          <table:table-cell office:value-type="float" office:value="1652735627718074" calcext:value-type="float">
            <text:p>1652735627718074</text:p>
          </table:table-cell>
          <table:table-cell office:value-type="float" office:value="0.194931" calcext:value-type="float">
            <text:p>0.194931</text:p>
          </table:table-cell>
          <table:table-cell office:value-type="float" office:value="0.190346" calcext:value-type="float">
            <text:p>0.190346</text:p>
          </table:table-cell>
        </table:table-row>
        <table:table-row table:style-name="ro1">
          <table:table-cell office:value-type="float" office:value="1652735627769074" calcext:value-type="float">
            <text:p>1652735627769074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52649" calcext:value-type="float">
            <text:p>0.152649</text:p>
          </table:table-cell>
        </table:table-row>
        <table:table-row table:style-name="ro1">
          <table:table-cell office:value-type="float" office:value="1652735627871738" calcext:value-type="float">
            <text:p>1652735627871738</text:p>
          </table:table-cell>
          <table:table-cell office:value-type="float" office:value="0.209934" calcext:value-type="float">
            <text:p>0.209934</text:p>
          </table:table-cell>
          <table:table-cell office:value-type="float" office:value="-0.00672636" calcext:value-type="float">
            <text:p>-0.00672636</text:p>
          </table:table-cell>
        </table:table-row>
        <table:table-row table:style-name="ro1">
          <table:table-cell office:value-type="float" office:value="1652735628033340" calcext:value-type="float">
            <text:p>1652735628033340</text:p>
          </table:table-cell>
          <table:table-cell office:value-type="float" office:value="0.209934" calcext:value-type="float">
            <text:p>0.209934</text:p>
          </table:table-cell>
          <table:table-cell office:value-type="float" office:value="0.288975" calcext:value-type="float">
            <text:p>0.288975</text:p>
          </table:table-cell>
        </table:table-row>
        <table:table-row table:style-name="ro1">
          <table:table-cell office:value-type="float" office:value="1652735628085617" calcext:value-type="float">
            <text:p>1652735628085617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8179352" calcext:value-type="float">
            <text:p>1652735628179352</text:p>
          </table:table-cell>
          <table:table-cell office:value-type="float" office:value="-0" calcext:value-type="float">
            <text:p>0</text:p>
          </table:table-cell>
          <table:table-cell office:value-type="float" office:value="0.221189" calcext:value-type="float">
            <text:p>0.221189</text:p>
          </table:table-cell>
        </table:table-row>
        <table:table-row table:style-name="ro1">
          <table:table-cell office:value-type="float" office:value="1652735628287837" calcext:value-type="float">
            <text:p>16527356282878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8390602" calcext:value-type="float">
            <text:p>16527356283906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8567210" calcext:value-type="float">
            <text:p>16527356285672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8594955" calcext:value-type="float">
            <text:p>1652735628594955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8699771" calcext:value-type="float">
            <text:p>1652735628699771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8832180" calcext:value-type="float">
            <text:p>1652735628832180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8940008" calcext:value-type="float">
            <text:p>1652735628940008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29024465" calcext:value-type="float">
            <text:p>16527356290244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9134516" calcext:value-type="float">
            <text:p>16527356291345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9233624" calcext:value-type="float">
            <text:p>16527356292336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9330043" calcext:value-type="float">
            <text:p>16527356293300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9457610" calcext:value-type="float">
            <text:p>16527356294576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9555770" calcext:value-type="float">
            <text:p>16527356295557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9653983" calcext:value-type="float">
            <text:p>1652735629653983</text:p>
          </table:table-cell>
          <table:table-cell office:value-type="float" office:value="-0" calcext:value-type="float">
            <text:p>0</text:p>
          </table:table-cell>
          <table:table-cell office:value-type="float" office:value="0.0831412" calcext:value-type="float">
            <text:p>0.0831412</text:p>
          </table:table-cell>
        </table:table-row>
        <table:table-row table:style-name="ro1">
          <table:table-cell office:value-type="float" office:value="1652735629756090" calcext:value-type="float">
            <text:p>16527356297560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29870753" calcext:value-type="float">
            <text:p>1652735629870753</text:p>
          </table:table-cell>
          <table:table-cell office:value-type="float" office:value="-0" calcext:value-type="float">
            <text:p>0</text:p>
          </table:table-cell>
          <table:table-cell office:value-type="float" office:value="0.0709191" calcext:value-type="float">
            <text:p>0.0709191</text:p>
          </table:table-cell>
        </table:table-row>
        <table:table-row table:style-name="ro1">
          <table:table-cell office:value-type="float" office:value="1652735629962359" calcext:value-type="float">
            <text:p>16527356299623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087366" calcext:value-type="float">
            <text:p>16527356300873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175787" calcext:value-type="float">
            <text:p>16527356301757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281732" calcext:value-type="float">
            <text:p>16527356302817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387051" calcext:value-type="float">
            <text:p>16527356303870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487133" calcext:value-type="float">
            <text:p>16527356304871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577755" calcext:value-type="float">
            <text:p>16527356305777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687024" calcext:value-type="float">
            <text:p>16527356306870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792779" calcext:value-type="float">
            <text:p>16527356307927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0913664" calcext:value-type="float">
            <text:p>16527356309136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1018954" calcext:value-type="float">
            <text:p>16527356310189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1118783" calcext:value-type="float">
            <text:p>16527356311187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1228906" calcext:value-type="float">
            <text:p>16527356312289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1307972" calcext:value-type="float">
            <text:p>1652735631307972</text:p>
          </table:table-cell>
          <table:table-cell office:value-type="float" office:value="-0" calcext:value-type="float">
            <text:p>0</text:p>
          </table:table-cell>
          <table:table-cell office:value-type="float" office:value="0.335448" calcext:value-type="float">
            <text:p>0.335448</text:p>
          </table:table-cell>
        </table:table-row>
        <table:table-row table:style-name="ro1">
          <table:table-cell office:value-type="float" office:value="1652735631418747" calcext:value-type="float">
            <text:p>1652735631418747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.362301" calcext:value-type="float">
            <text:p>0.362301</text:p>
          </table:table-cell>
        </table:table-row>
        <table:table-row table:style-name="ro1">
          <table:table-cell office:value-type="float" office:value="1652735631520551" calcext:value-type="float">
            <text:p>1652735631520551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7427" calcext:value-type="float">
            <text:p>0.17427</text:p>
          </table:table-cell>
        </table:table-row>
        <table:table-row table:style-name="ro1">
          <table:table-cell office:value-type="float" office:value="1652735631644973" calcext:value-type="float">
            <text:p>1652735631644973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00848" calcext:value-type="float">
            <text:p>0.200848</text:p>
          </table:table-cell>
        </table:table-row>
        <table:table-row table:style-name="ro1">
          <table:table-cell office:value-type="float" office:value="1652735631734488" calcext:value-type="float">
            <text:p>1652735631734488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27143" calcext:value-type="float">
            <text:p>0.227143</text:p>
          </table:table-cell>
        </table:table-row>
        <table:table-row table:style-name="ro1">
          <table:table-cell office:value-type="float" office:value="1652735631853713" calcext:value-type="float">
            <text:p>1652735631853713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266744" calcext:value-type="float">
            <text:p>0.266744</text:p>
          </table:table-cell>
        </table:table-row>
        <table:table-row table:style-name="ro1">
          <table:table-cell office:value-type="float" office:value="1652735631955321" calcext:value-type="float">
            <text:p>1652735631955321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61837" calcext:value-type="float">
            <text:p>0.161837</text:p>
          </table:table-cell>
        </table:table-row>
        <table:table-row table:style-name="ro1">
          <table:table-cell office:value-type="float" office:value="1652735632055385" calcext:value-type="float">
            <text:p>1652735632055385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09385" calcext:value-type="float">
            <text:p>0.209385</text:p>
          </table:table-cell>
        </table:table-row>
        <table:table-row table:style-name="ro1">
          <table:table-cell office:value-type="float" office:value="1652735632162250" calcext:value-type="float">
            <text:p>1652735632162250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91681" calcext:value-type="float">
            <text:p>0.191681</text:p>
          </table:table-cell>
        </table:table-row>
        <table:table-row table:style-name="ro1">
          <table:table-cell office:value-type="float" office:value="1652735632270442" calcext:value-type="float">
            <text:p>1652735632270442</text:p>
          </table:table-cell>
          <table:table-cell office:value-type="float" office:value="0.116961" calcext:value-type="float">
            <text:p>0.116961</text:p>
          </table:table-cell>
          <table:table-cell office:value-type="float" office:value="0.20789" calcext:value-type="float">
            <text:p>0.20789</text:p>
          </table:table-cell>
        </table:table-row>
        <table:table-row table:style-name="ro1">
          <table:table-cell office:value-type="float" office:value="1652735632389120" calcext:value-type="float">
            <text:p>1652735632389120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64342" calcext:value-type="float">
            <text:p>0.264342</text:p>
          </table:table-cell>
        </table:table-row>
        <table:table-row table:style-name="ro1">
          <table:table-cell office:value-type="float" office:value="1652735632495923" calcext:value-type="float">
            <text:p>165273563249592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8785" calcext:value-type="float">
            <text:p>0.28785</text:p>
          </table:table-cell>
        </table:table-row>
        <table:table-row table:style-name="ro1">
          <table:table-cell office:value-type="float" office:value="1652735632605872" calcext:value-type="float">
            <text:p>1652735632605872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95752" calcext:value-type="float">
            <text:p>0.295752</text:p>
          </table:table-cell>
        </table:table-row>
        <table:table-row table:style-name="ro1">
          <table:table-cell office:value-type="float" office:value="1652735632686770" calcext:value-type="float">
            <text:p>1652735632686770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98499" calcext:value-type="float">
            <text:p>0.298499</text:p>
          </table:table-cell>
        </table:table-row>
        <table:table-row table:style-name="ro1">
          <table:table-cell office:value-type="float" office:value="1652735632792191" calcext:value-type="float">
            <text:p>1652735632792191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03336" calcext:value-type="float">
            <text:p>0.203336</text:p>
          </table:table-cell>
        </table:table-row>
        <table:table-row table:style-name="ro1">
          <table:table-cell office:value-type="float" office:value="1652735632884620" calcext:value-type="float">
            <text:p>1652735632884620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00863" calcext:value-type="float">
            <text:p>0.200863</text:p>
          </table:table-cell>
        </table:table-row>
        <table:table-row table:style-name="ro1">
          <table:table-cell office:value-type="float" office:value="1652735632997669" calcext:value-type="float">
            <text:p>1652735632997669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301276" calcext:value-type="float">
            <text:p>0.301276</text:p>
          </table:table-cell>
        </table:table-row>
        <table:table-row table:style-name="ro1">
          <table:table-cell office:value-type="float" office:value="1652735633120482" calcext:value-type="float">
            <text:p>1652735633120482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3210401" calcext:value-type="float">
            <text:p>1652735633210401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3321343" calcext:value-type="float">
            <text:p>16527356333213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3427338" calcext:value-type="float">
            <text:p>16527356334273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3527869" calcext:value-type="float">
            <text:p>16527356335278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3623272" calcext:value-type="float">
            <text:p>1652735633623272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3729490" calcext:value-type="float">
            <text:p>1652735633729490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3829377" calcext:value-type="float">
            <text:p>1652735633829377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3941703" calcext:value-type="float">
            <text:p>1652735633941703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4052206" calcext:value-type="float">
            <text:p>1652735634052206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4148780" calcext:value-type="float">
            <text:p>1652735634148780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4277342" calcext:value-type="float">
            <text:p>1652735634277342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4361566" calcext:value-type="float">
            <text:p>1652735634361566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4464839" calcext:value-type="float">
            <text:p>165273563446483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4568612" calcext:value-type="float">
            <text:p>1652735634568612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4659318" calcext:value-type="float">
            <text:p>16527356346593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4776368" calcext:value-type="float">
            <text:p>1652735634776368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-0.117109" calcext:value-type="float">
            <text:p>-0.117109</text:p>
          </table:table-cell>
        </table:table-row>
        <table:table-row table:style-name="ro1">
          <table:table-cell office:value-type="float" office:value="1652735634877290" calcext:value-type="float">
            <text:p>1652735634877290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41359" calcext:value-type="float">
            <text:p>-0.141359</text:p>
          </table:table-cell>
        </table:table-row>
        <table:table-row table:style-name="ro1">
          <table:table-cell office:value-type="float" office:value="1652735634975434" calcext:value-type="float">
            <text:p>1652735634975434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51243" calcext:value-type="float">
            <text:p>-0.151243</text:p>
          </table:table-cell>
        </table:table-row>
        <table:table-row table:style-name="ro1">
          <table:table-cell office:value-type="float" office:value="1652735635079322" calcext:value-type="float">
            <text:p>1652735635079322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65149" calcext:value-type="float">
            <text:p>-0.165149</text:p>
          </table:table-cell>
        </table:table-row>
        <table:table-row table:style-name="ro1">
          <table:table-cell office:value-type="float" office:value="1652735635185112" calcext:value-type="float">
            <text:p>1652735635185112</text:p>
          </table:table-cell>
          <table:table-cell office:value-type="float" office:value="-0.128954" calcext:value-type="float">
            <text:p>-0.128954</text:p>
          </table:table-cell>
          <table:table-cell office:value-type="float" office:value="-0.239088" calcext:value-type="float">
            <text:p>-0.239088</text:p>
          </table:table-cell>
        </table:table-row>
        <table:table-row table:style-name="ro1">
          <table:table-cell office:value-type="float" office:value="1652735635284106" calcext:value-type="float">
            <text:p>1652735635284106</text:p>
          </table:table-cell>
          <table:table-cell office:value-type="float" office:value="-0.0839631" calcext:value-type="float">
            <text:p>-0.0839631</text:p>
          </table:table-cell>
          <table:table-cell office:value-type="float" office:value="-0.212809" calcext:value-type="float">
            <text:p>-0.212809</text:p>
          </table:table-cell>
        </table:table-row>
        <table:table-row table:style-name="ro1">
          <table:table-cell office:value-type="float" office:value="1652735635384156" calcext:value-type="float">
            <text:p>1652735635384156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26481" calcext:value-type="float">
            <text:p>-0.226481</text:p>
          </table:table-cell>
        </table:table-row>
        <table:table-row table:style-name="ro1">
          <table:table-cell office:value-type="float" office:value="1652735635482419" calcext:value-type="float">
            <text:p>1652735635482419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5594506" calcext:value-type="float">
            <text:p>1652735635594506</text:p>
          </table:table-cell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5708864" calcext:value-type="float">
            <text:p>1652735635708864</text:p>
          </table:table-cell>
          <table:table-cell office:value-type="float" office:value="-0.038981" calcext:value-type="float">
            <text:p>-0.03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5809327" calcext:value-type="float">
            <text:p>1652735635809327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5905445" calcext:value-type="float">
            <text:p>1652735635905445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010400" calcext:value-type="float">
            <text:p>1652735636010400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136790" calcext:value-type="float">
            <text:p>16527356361367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6222732" calcext:value-type="float">
            <text:p>16527356362227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36344105" calcext:value-type="float">
            <text:p>1652735636344105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412880" calcext:value-type="float">
            <text:p>1652735636412880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521678" calcext:value-type="float">
            <text:p>1652735636521678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631345" calcext:value-type="float">
            <text:p>1652735636631345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727628" calcext:value-type="float">
            <text:p>1652735636727628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869894" calcext:value-type="float">
            <text:p>1652735636869894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6944772" calcext:value-type="float">
            <text:p>1652735636944772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232675" calcext:value-type="float">
            <text:p>0.232675</text:p>
          </table:table-cell>
        </table:table-row>
        <table:table-row table:style-name="ro1">
          <table:table-cell office:value-type="float" office:value="1652735637043343" calcext:value-type="float">
            <text:p>1652735637043343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7162397" calcext:value-type="float">
            <text:p>165273563716239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93211" calcext:value-type="float">
            <text:p>0.193211</text:p>
          </table:table-cell>
        </table:table-row>
        <table:table-row table:style-name="ro1">
          <table:table-cell office:value-type="float" office:value="1652735637268568" calcext:value-type="float">
            <text:p>1652735637268568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225891" calcext:value-type="float">
            <text:p>0.225891</text:p>
          </table:table-cell>
        </table:table-row>
        <table:table-row table:style-name="ro1">
          <table:table-cell office:value-type="float" office:value="1652735637376464" calcext:value-type="float">
            <text:p>1652735637376464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68994" calcext:value-type="float">
            <text:p>0.268994</text:p>
          </table:table-cell>
        </table:table-row>
        <table:table-row table:style-name="ro1">
          <table:table-cell office:value-type="float" office:value="1652735637468448" calcext:value-type="float">
            <text:p>1652735637468448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289181" calcext:value-type="float">
            <text:p>0.289181</text:p>
          </table:table-cell>
        </table:table-row>
        <table:table-row table:style-name="ro1">
          <table:table-cell office:value-type="float" office:value="1652735637584198" calcext:value-type="float">
            <text:p>1652735637584198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207073" calcext:value-type="float">
            <text:p>0.207073</text:p>
          </table:table-cell>
        </table:table-row>
        <table:table-row table:style-name="ro1">
          <table:table-cell office:value-type="float" office:value="1652735637677272" calcext:value-type="float">
            <text:p>1652735637677272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239743" calcext:value-type="float">
            <text:p>0.239743</text:p>
          </table:table-cell>
        </table:table-row>
        <table:table-row table:style-name="ro1">
          <table:table-cell office:value-type="float" office:value="1652735637777670" calcext:value-type="float">
            <text:p>1652735637777670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66744" calcext:value-type="float">
            <text:p>0.266744</text:p>
          </table:table-cell>
        </table:table-row>
        <table:table-row table:style-name="ro1">
          <table:table-cell office:value-type="float" office:value="1652735637882952" calcext:value-type="float">
            <text:p>1652735637882952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384249" calcext:value-type="float">
            <text:p>0.384249</text:p>
          </table:table-cell>
        </table:table-row>
        <table:table-row table:style-name="ro1">
          <table:table-cell office:value-type="float" office:value="1652735637993284" calcext:value-type="float">
            <text:p>1652735637993284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253424" calcext:value-type="float">
            <text:p>0.253424</text:p>
          </table:table-cell>
        </table:table-row>
        <table:table-row table:style-name="ro1">
          <table:table-cell office:value-type="float" office:value="1652735638089981" calcext:value-type="float">
            <text:p>165273563808998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131826" calcext:value-type="float">
            <text:p>1652735638131826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269914" calcext:value-type="float">
            <text:p>1652735638269914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410204" calcext:value-type="float">
            <text:p>1652735638410204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497471" calcext:value-type="float">
            <text:p>165273563849747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623275" calcext:value-type="float">
            <text:p>165273563862327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649338" calcext:value-type="float">
            <text:p>165273563864933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780431" calcext:value-type="float">
            <text:p>1652735638780431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869686" calcext:value-type="float">
            <text:p>1652735638869686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8964016" calcext:value-type="float">
            <text:p>1652735638964016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124845" calcext:value-type="float">
            <text:p>165273563912484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233152" calcext:value-type="float">
            <text:p>1652735639233152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300135" calcext:value-type="float">
            <text:p>1652735639300135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418916" calcext:value-type="float">
            <text:p>1652735639418916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505630" calcext:value-type="float">
            <text:p>165273563950563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602350" calcext:value-type="float">
            <text:p>165273563960235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722560" calcext:value-type="float">
            <text:p>165273563972256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827223" calcext:value-type="float">
            <text:p>1652735639827223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39937301" calcext:value-type="float">
            <text:p>1652735639937301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038024" calcext:value-type="float">
            <text:p>165273564003802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134205" calcext:value-type="float">
            <text:p>165273564013420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256585" calcext:value-type="float">
            <text:p>1652735640256585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58871" calcext:value-type="float">
            <text:p>0.158871</text:p>
          </table:table-cell>
        </table:table-row>
        <table:table-row table:style-name="ro1">
          <table:table-cell office:value-type="float" office:value="1652735640334819" calcext:value-type="float">
            <text:p>165273564033481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9436" calcext:value-type="float">
            <text:p>0.29436</text:p>
          </table:table-cell>
        </table:table-row>
        <table:table-row table:style-name="ro1">
          <table:table-cell office:value-type="float" office:value="1652735640445734" calcext:value-type="float">
            <text:p>1652735640445734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558265" calcext:value-type="float">
            <text:p>1652735640558265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694998" calcext:value-type="float">
            <text:p>1652735640694998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773598" calcext:value-type="float">
            <text:p>1652735640773598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874297" calcext:value-type="float">
            <text:p>1652735640874297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0976825" calcext:value-type="float">
            <text:p>165273564097682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1085595" calcext:value-type="float">
            <text:p>165273564108559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1189952" calcext:value-type="float">
            <text:p>165273564118995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1294806" calcext:value-type="float">
            <text:p>1652735641294806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1394737" calcext:value-type="float">
            <text:p>1652735641394737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-0.527627" calcext:value-type="float">
            <text:p>-0.527627</text:p>
          </table:table-cell>
        </table:table-row>
        <table:table-row table:style-name="ro1">
          <table:table-cell office:value-type="float" office:value="1652735641490746" calcext:value-type="float">
            <text:p>1652735641490746</text:p>
          </table:table-cell>
          <table:table-cell office:value-type="float" office:value="-0.110959" calcext:value-type="float">
            <text:p>-0.11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1597791" calcext:value-type="float">
            <text:p>16527356415977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1714484" calcext:value-type="float">
            <text:p>16527356417144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1804923" calcext:value-type="float">
            <text:p>16527356418049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1907931" calcext:value-type="float">
            <text:p>16527356419079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009012" calcext:value-type="float">
            <text:p>16527356420090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121594" calcext:value-type="float">
            <text:p>1652735642121594</text:p>
          </table:table-cell>
          <table:table-cell office:value-type="float" office:value="0.251916" calcext:value-type="float">
            <text:p>0.25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2221424" calcext:value-type="float">
            <text:p>16527356422214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329453" calcext:value-type="float">
            <text:p>16527356423294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439204" calcext:value-type="float">
            <text:p>165273564243920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536249" calcext:value-type="float">
            <text:p>16527356425362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651765" calcext:value-type="float">
            <text:p>16527356426517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746262" calcext:value-type="float">
            <text:p>16527356427462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848007" calcext:value-type="float">
            <text:p>16527356428480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2953069" calcext:value-type="float">
            <text:p>1652735642953069</text:p>
          </table:table-cell>
          <table:table-cell office:value-type="float" office:value="-0" calcext:value-type="float">
            <text:p>0</text:p>
          </table:table-cell>
          <table:table-cell office:value-type="float" office:value="-0.463648" calcext:value-type="float">
            <text:p>-0.463648</text:p>
          </table:table-cell>
        </table:table-row>
        <table:table-row table:style-name="ro1">
          <table:table-cell office:value-type="float" office:value="1652735643056788" calcext:value-type="float">
            <text:p>16527356430567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173725" calcext:value-type="float">
            <text:p>16527356431737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257917" calcext:value-type="float">
            <text:p>16527356432579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358708" calcext:value-type="float">
            <text:p>16527356433587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459775" calcext:value-type="float">
            <text:p>16527356434597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571823" calcext:value-type="float">
            <text:p>16527356435718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670523" calcext:value-type="float">
            <text:p>1652735643670523</text:p>
          </table:table-cell>
          <table:table-cell office:value-type="float" office:value="-0" calcext:value-type="float">
            <text:p>0</text:p>
          </table:table-cell>
          <table:table-cell office:value-type="float" office:value="-0.455975" calcext:value-type="float">
            <text:p>-0.455975</text:p>
          </table:table-cell>
        </table:table-row>
        <table:table-row table:style-name="ro1">
          <table:table-cell office:value-type="float" office:value="1652735643775215" calcext:value-type="float">
            <text:p>16527356437752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874327" calcext:value-type="float">
            <text:p>16527356438743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3983757" calcext:value-type="float">
            <text:p>1652735643983757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4108305" calcext:value-type="float">
            <text:p>1652735644108305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4186552" calcext:value-type="float">
            <text:p>16527356441865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4306860" calcext:value-type="float">
            <text:p>16527356443068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4403080" calcext:value-type="float">
            <text:p>16527356444030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4500402" calcext:value-type="float">
            <text:p>1652735644500402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4623301" calcext:value-type="float">
            <text:p>1652735644623301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4702188" calcext:value-type="float">
            <text:p>1652735644702188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13864" calcext:value-type="float">
            <text:p>0.13864</text:p>
          </table:table-cell>
        </table:table-row>
        <table:table-row table:style-name="ro1">
          <table:table-cell office:value-type="float" office:value="1652735644825786" calcext:value-type="float">
            <text:p>1652735644825786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060532" calcext:value-type="float">
            <text:p>0.060532</text:p>
          </table:table-cell>
        </table:table-row>
        <table:table-row table:style-name="ro1">
          <table:table-cell office:value-type="float" office:value="1652735644919361" calcext:value-type="float">
            <text:p>1652735644919361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17109" calcext:value-type="float">
            <text:p>0.117109</text:p>
          </table:table-cell>
        </table:table-row>
        <table:table-row table:style-name="ro1">
          <table:table-cell office:value-type="float" office:value="1652735645038379" calcext:value-type="float">
            <text:p>1652735645038379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20531" calcext:value-type="float">
            <text:p>0.120531</text:p>
          </table:table-cell>
        </table:table-row>
        <table:table-row table:style-name="ro1">
          <table:table-cell office:value-type="float" office:value="1652735645118331" calcext:value-type="float">
            <text:p>165273564511833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24035" calcext:value-type="float">
            <text:p>0.124035</text:p>
          </table:table-cell>
        </table:table-row>
        <table:table-row table:style-name="ro1">
          <table:table-cell office:value-type="float" office:value="1652735645228318" calcext:value-type="float">
            <text:p>165273564522831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22292" calcext:value-type="float">
            <text:p>0.122292</text:p>
          </table:table-cell>
        </table:table-row>
        <table:table-row table:style-name="ro1">
          <table:table-cell office:value-type="float" office:value="1652735645332509" calcext:value-type="float">
            <text:p>1652735645332509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03561" calcext:value-type="float">
            <text:p>0.103561</text:p>
          </table:table-cell>
        </table:table-row>
        <table:table-row table:style-name="ro1">
          <table:table-cell office:value-type="float" office:value="1652735645436430" calcext:value-type="float">
            <text:p>1652735645436430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27804" calcext:value-type="float">
            <text:p>0.127804</text:p>
          </table:table-cell>
        </table:table-row>
        <table:table-row table:style-name="ro1">
          <table:table-cell office:value-type="float" office:value="1652735645560136" calcext:value-type="float">
            <text:p>1652735645560136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112517" calcext:value-type="float">
            <text:p>0.112517</text:p>
          </table:table-cell>
        </table:table-row>
        <table:table-row table:style-name="ro1">
          <table:table-cell office:value-type="float" office:value="1652735645644602" calcext:value-type="float">
            <text:p>1652735645644602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145431" calcext:value-type="float">
            <text:p>0.145431</text:p>
          </table:table-cell>
        </table:table-row>
        <table:table-row table:style-name="ro1">
          <table:table-cell office:value-type="float" office:value="1652735645746420" calcext:value-type="float">
            <text:p>1652735645746420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117109" calcext:value-type="float">
            <text:p>0.117109</text:p>
          </table:table-cell>
        </table:table-row>
        <table:table-row table:style-name="ro1">
          <table:table-cell office:value-type="float" office:value="1652735645877514" calcext:value-type="float">
            <text:p>165273564587751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99718" calcext:value-type="float">
            <text:p>0.199718</text:p>
          </table:table-cell>
        </table:table-row>
        <table:table-row table:style-name="ro1">
          <table:table-cell office:value-type="float" office:value="1652735645950124" calcext:value-type="float">
            <text:p>165273564595012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41275" calcext:value-type="float">
            <text:p>0.141275</text:p>
          </table:table-cell>
        </table:table-row>
        <table:table-row table:style-name="ro1">
          <table:table-cell office:value-type="float" office:value="1652735646059281" calcext:value-type="float">
            <text:p>165273564605928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6157379" calcext:value-type="float">
            <text:p>165273564615737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57181" calcext:value-type="float">
            <text:p>0.257181</text:p>
          </table:table-cell>
        </table:table-row>
        <table:table-row table:style-name="ro1">
          <table:table-cell office:value-type="float" office:value="1652735646252930" calcext:value-type="float">
            <text:p>165273564625293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6367068" calcext:value-type="float">
            <text:p>1652735646367068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6422836" calcext:value-type="float">
            <text:p>16527356464228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6591058" calcext:value-type="float">
            <text:p>1652735646591058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6644402" calcext:value-type="float">
            <text:p>1652735646644402</text:p>
          </table:table-cell>
          <table:table-cell office:value-type="float" office:value="-0" calcext:value-type="float">
            <text:p>0</text:p>
          </table:table-cell>
          <table:table-cell office:value-type="float" office:value="-0.26426" calcext:value-type="float">
            <text:p>-0.26426</text:p>
          </table:table-cell>
        </table:table-row>
        <table:table-row table:style-name="ro1">
          <table:table-cell office:value-type="float" office:value="1652735646780210" calcext:value-type="float">
            <text:p>16527356467802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6898738" calcext:value-type="float">
            <text:p>16527356468987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6946886" calcext:value-type="float">
            <text:p>16527356469468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052493" calcext:value-type="float">
            <text:p>16527356470524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176308" calcext:value-type="float">
            <text:p>16527356471763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298313" calcext:value-type="float">
            <text:p>16527356472983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418534" calcext:value-type="float">
            <text:p>16527356474185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505247" calcext:value-type="float">
            <text:p>16527356475052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569235" calcext:value-type="float">
            <text:p>16527356475692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683678" calcext:value-type="float">
            <text:p>16527356476836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782325" calcext:value-type="float">
            <text:p>16527356477823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892197" calcext:value-type="float">
            <text:p>16527356478921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7989918" calcext:value-type="float">
            <text:p>16527356479899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8100314" calcext:value-type="float">
            <text:p>16527356481003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8200599" calcext:value-type="float">
            <text:p>16527356482005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8308618" calcext:value-type="float">
            <text:p>1652735648308618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8431044" calcext:value-type="float">
            <text:p>1652735648431044</text:p>
          </table:table-cell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8540696" calcext:value-type="float">
            <text:p>1652735648540696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8619891" calcext:value-type="float">
            <text:p>16527356486198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8729050" calcext:value-type="float">
            <text:p>16527356487290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8819164" calcext:value-type="float">
            <text:p>16527356488191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8941625" calcext:value-type="float">
            <text:p>16527356489416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047521" calcext:value-type="float">
            <text:p>16527356490475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151169" calcext:value-type="float">
            <text:p>16527356491511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250667" calcext:value-type="float">
            <text:p>16527356492506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352180" calcext:value-type="float">
            <text:p>16527356493521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484609" calcext:value-type="float">
            <text:p>1652735649484609</text:p>
          </table:table-cell>
          <table:table-cell office:value-type="float" office:value="-0.164934" calcext:value-type="float">
            <text:p>-0.16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49562633" calcext:value-type="float">
            <text:p>16527356495626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655642" calcext:value-type="float">
            <text:p>16527356496556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785144" calcext:value-type="float">
            <text:p>16527356497851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879971" calcext:value-type="float">
            <text:p>16527356498799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49989552" calcext:value-type="float">
            <text:p>16527356499895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0083756" calcext:value-type="float">
            <text:p>16527356500837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0183277" calcext:value-type="float">
            <text:p>16527356501832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0291612" calcext:value-type="float">
            <text:p>16527356502916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0408321" calcext:value-type="float">
            <text:p>16527356504083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0493786" calcext:value-type="float">
            <text:p>16527356504937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0614730" calcext:value-type="float">
            <text:p>1652735650614730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0731508" calcext:value-type="float">
            <text:p>1652735650731508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206245" calcext:value-type="float">
            <text:p>0.206245</text:p>
          </table:table-cell>
        </table:table-row>
        <table:table-row table:style-name="ro1">
          <table:table-cell office:value-type="float" office:value="1652735650808691" calcext:value-type="float">
            <text:p>1652735650808691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188116" calcext:value-type="float">
            <text:p>0.188116</text:p>
          </table:table-cell>
        </table:table-row>
        <table:table-row table:style-name="ro1">
          <table:table-cell office:value-type="float" office:value="1652735650918923" calcext:value-type="float">
            <text:p>1652735650918923</text:p>
          </table:table-cell>
          <table:table-cell office:value-type="float" office:value="0.119961" calcext:value-type="float">
            <text:p>0.119961</text:p>
          </table:table-cell>
          <table:table-cell office:value-type="float" office:value="0.161543" calcext:value-type="float">
            <text:p>0.161543</text:p>
          </table:table-cell>
        </table:table-row>
        <table:table-row table:style-name="ro1">
          <table:table-cell office:value-type="float" office:value="1652735651026727" calcext:value-type="float">
            <text:p>1652735651026727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165149" calcext:value-type="float">
            <text:p>0.165149</text:p>
          </table:table-cell>
        </table:table-row>
        <table:table-row table:style-name="ro1">
          <table:table-cell office:value-type="float" office:value="1652735651125004" calcext:value-type="float">
            <text:p>1652735651125004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1230998" calcext:value-type="float">
            <text:p>16527356512309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1333446" calcext:value-type="float">
            <text:p>1652735651333446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1436096" calcext:value-type="float">
            <text:p>1652735651436096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0.130325" calcext:value-type="float">
            <text:p>0.130325</text:p>
          </table:table-cell>
        </table:table-row>
        <table:table-row table:style-name="ro1">
          <table:table-cell office:value-type="float" office:value="1652735651546150" calcext:value-type="float">
            <text:p>165273565154615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66282" calcext:value-type="float">
            <text:p>0.166282</text:p>
          </table:table-cell>
        </table:table-row>
        <table:table-row table:style-name="ro1">
          <table:table-cell office:value-type="float" office:value="1652735651655052" calcext:value-type="float">
            <text:p>165273565165505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32137" calcext:value-type="float">
            <text:p>0.132137</text:p>
          </table:table-cell>
        </table:table-row>
        <table:table-row table:style-name="ro1">
          <table:table-cell office:value-type="float" office:value="1652735651768272" calcext:value-type="float">
            <text:p>1652735651768272</text:p>
          </table:table-cell>
          <table:table-cell office:value-type="float" office:value="0.257917" calcext:value-type="float">
            <text:p>0.257917</text:p>
          </table:table-cell>
          <table:table-cell office:value-type="float" office:value="0.109965" calcext:value-type="float">
            <text:p>0.109965</text:p>
          </table:table-cell>
        </table:table-row>
        <table:table-row table:style-name="ro1">
          <table:table-cell office:value-type="float" office:value="1652735651861291" calcext:value-type="float">
            <text:p>1652735651861291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0.122337" calcext:value-type="float">
            <text:p>0.122337</text:p>
          </table:table-cell>
        </table:table-row>
        <table:table-row table:style-name="ro1">
          <table:table-cell office:value-type="float" office:value="1652735651972558" calcext:value-type="float">
            <text:p>1652735651972558</text:p>
          </table:table-cell>
          <table:table-cell office:value-type="float" office:value="0.260909" calcext:value-type="float">
            <text:p>0.260909</text:p>
          </table:table-cell>
          <table:table-cell office:value-type="float" office:value="0.161567" calcext:value-type="float">
            <text:p>0.161567</text:p>
          </table:table-cell>
        </table:table-row>
        <table:table-row table:style-name="ro1">
          <table:table-cell office:value-type="float" office:value="1652735652087835" calcext:value-type="float">
            <text:p>1652735652087835</text:p>
          </table:table-cell>
          <table:table-cell office:value-type="float" office:value="0.245915" calcext:value-type="float">
            <text:p>0.245915</text:p>
          </table:table-cell>
          <table:table-cell office:value-type="float" office:value="0.160599" calcext:value-type="float">
            <text:p>0.160599</text:p>
          </table:table-cell>
        </table:table-row>
        <table:table-row table:style-name="ro1">
          <table:table-cell office:value-type="float" office:value="1652735652164534" calcext:value-type="float">
            <text:p>1652735652164534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9691" calcext:value-type="float">
            <text:p>0.19691</text:p>
          </table:table-cell>
        </table:table-row>
        <table:table-row table:style-name="ro1">
          <table:table-cell office:value-type="float" office:value="1652735652269754" calcext:value-type="float">
            <text:p>1652735652269754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56151" calcext:value-type="float">
            <text:p>0.256151</text:p>
          </table:table-cell>
        </table:table-row>
        <table:table-row table:style-name="ro1">
          <table:table-cell office:value-type="float" office:value="1652735652398945" calcext:value-type="float">
            <text:p>16527356523989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2506928" calcext:value-type="float">
            <text:p>16527356525069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2581434" calcext:value-type="float">
            <text:p>1652735652581434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2683835" calcext:value-type="float">
            <text:p>16527356526838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2785110" calcext:value-type="float">
            <text:p>16527356527851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2891612" calcext:value-type="float">
            <text:p>1652735652891612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3009400" calcext:value-type="float">
            <text:p>165273565300940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3099763" calcext:value-type="float">
            <text:p>1652735653099763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3197726" calcext:value-type="float">
            <text:p>1652735653197726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3317423" calcext:value-type="float">
            <text:p>1652735653317423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3401311" calcext:value-type="float">
            <text:p>1652735653401311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3512213" calcext:value-type="float">
            <text:p>16527356535122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3604057" calcext:value-type="float">
            <text:p>1652735653604057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.298499" calcext:value-type="float">
            <text:p>0.298499</text:p>
          </table:table-cell>
        </table:table-row>
        <table:table-row table:style-name="ro1">
          <table:table-cell office:value-type="float" office:value="1652735653718229" calcext:value-type="float">
            <text:p>1652735653718229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0.367174" calcext:value-type="float">
            <text:p>0.367174</text:p>
          </table:table-cell>
        </table:table-row>
        <table:table-row table:style-name="ro1">
          <table:table-cell office:value-type="float" office:value="1652735653804410" calcext:value-type="float">
            <text:p>1652735653804410</text:p>
          </table:table-cell>
          <table:table-cell office:value-type="float" office:value="-0" calcext:value-type="float">
            <text:p>0</text:p>
          </table:table-cell>
          <table:table-cell office:value-type="float" office:value="0.394791" calcext:value-type="float">
            <text:p>0.394791</text:p>
          </table:table-cell>
        </table:table-row>
        <table:table-row table:style-name="ro1">
          <table:table-cell office:value-type="float" office:value="1652735653928725" calcext:value-type="float">
            <text:p>1652735653928725</text:p>
          </table:table-cell>
          <table:table-cell office:value-type="float" office:value="-0" calcext:value-type="float">
            <text:p>0</text:p>
          </table:table-cell>
          <table:table-cell office:value-type="float" office:value="0.674741" calcext:value-type="float">
            <text:p>0.674741</text:p>
          </table:table-cell>
        </table:table-row>
        <table:table-row table:style-name="ro1">
          <table:table-cell office:value-type="float" office:value="1652735654028340" calcext:value-type="float">
            <text:p>16527356540283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145305" calcext:value-type="float">
            <text:p>16527356541453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223226" calcext:value-type="float">
            <text:p>16527356542232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329379" calcext:value-type="float">
            <text:p>16527356543293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451882" calcext:value-type="float">
            <text:p>16527356544518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548639" calcext:value-type="float">
            <text:p>16527356545486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651826" calcext:value-type="float">
            <text:p>16527356546518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749752" calcext:value-type="float">
            <text:p>16527356547497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871617" calcext:value-type="float">
            <text:p>16527356548716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4962878" calcext:value-type="float">
            <text:p>1652735654962878</text:p>
          </table:table-cell>
          <table:table-cell office:value-type="float" office:value="-0" calcext:value-type="float">
            <text:p>0</text:p>
          </table:table-cell>
          <table:table-cell office:value-type="float" office:value="0.165149" calcext:value-type="float">
            <text:p>0.165149</text:p>
          </table:table-cell>
        </table:table-row>
        <table:table-row table:style-name="ro1">
          <table:table-cell office:value-type="float" office:value="1652735655008001" calcext:value-type="float">
            <text:p>1652735655008001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30827" calcext:value-type="float">
            <text:p>0.130827</text:p>
          </table:table-cell>
        </table:table-row>
        <table:table-row table:style-name="ro1">
          <table:table-cell office:value-type="float" office:value="1652735655105319" calcext:value-type="float">
            <text:p>1652735655105319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317163" calcext:value-type="float">
            <text:p>0.317163</text:p>
          </table:table-cell>
        </table:table-row>
        <table:table-row table:style-name="ro1">
          <table:table-cell office:value-type="float" office:value="1652735655230566" calcext:value-type="float">
            <text:p>1652735655230566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69778" calcext:value-type="float">
            <text:p>0.169778</text:p>
          </table:table-cell>
        </table:table-row>
        <table:table-row table:style-name="ro1">
          <table:table-cell office:value-type="float" office:value="1652735655334452" calcext:value-type="float">
            <text:p>165273565533445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66086" calcext:value-type="float">
            <text:p>0.166086</text:p>
          </table:table-cell>
        </table:table-row>
        <table:table-row table:style-name="ro1">
          <table:table-cell office:value-type="float" office:value="1652735655436727" calcext:value-type="float">
            <text:p>1652735655436727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32247" calcext:value-type="float">
            <text:p>0.232247</text:p>
          </table:table-cell>
        </table:table-row>
        <table:table-row table:style-name="ro1">
          <table:table-cell office:value-type="float" office:value="1652735655568729" calcext:value-type="float">
            <text:p>1652735655568729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56892" calcext:value-type="float">
            <text:p>0.156892</text:p>
          </table:table-cell>
        </table:table-row>
        <table:table-row table:style-name="ro1">
          <table:table-cell office:value-type="float" office:value="1652735655665089" calcext:value-type="float">
            <text:p>1652735655665089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76366" calcext:value-type="float">
            <text:p>0.176366</text:p>
          </table:table-cell>
        </table:table-row>
        <table:table-row table:style-name="ro1">
          <table:table-cell office:value-type="float" office:value="1652735655793980" calcext:value-type="float">
            <text:p>1652735655793980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47078" calcext:value-type="float">
            <text:p>0.147078</text:p>
          </table:table-cell>
        </table:table-row>
        <table:table-row table:style-name="ro1">
          <table:table-cell office:value-type="float" office:value="1652735655844734" calcext:value-type="float">
            <text:p>1652735655844734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201039" calcext:value-type="float">
            <text:p>0.201039</text:p>
          </table:table-cell>
        </table:table-row>
        <table:table-row table:style-name="ro1">
          <table:table-cell office:value-type="float" office:value="1652735655972159" calcext:value-type="float">
            <text:p>1652735655972159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6087255" calcext:value-type="float">
            <text:p>1652735656087255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210841" calcext:value-type="float">
            <text:p>0.210841</text:p>
          </table:table-cell>
        </table:table-row>
        <table:table-row table:style-name="ro1">
          <table:table-cell office:value-type="float" office:value="1652735656174107" calcext:value-type="float">
            <text:p>1652735656174107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174313" calcext:value-type="float">
            <text:p>0.174313</text:p>
          </table:table-cell>
        </table:table-row>
        <table:table-row table:style-name="ro1">
          <table:table-cell office:value-type="float" office:value="1652735656299827" calcext:value-type="float">
            <text:p>1652735656299827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.149258" calcext:value-type="float">
            <text:p>0.149258</text:p>
          </table:table-cell>
        </table:table-row>
        <table:table-row table:style-name="ro1">
          <table:table-cell office:value-type="float" office:value="1652735656407364" calcext:value-type="float">
            <text:p>1652735656407364</text:p>
          </table:table-cell>
          <table:table-cell office:value-type="float" office:value="-0" calcext:value-type="float">
            <text:p>0</text:p>
          </table:table-cell>
          <table:table-cell office:value-type="float" office:value="0.247812" calcext:value-type="float">
            <text:p>0.247812</text:p>
          </table:table-cell>
        </table:table-row>
        <table:table-row table:style-name="ro1">
          <table:table-cell office:value-type="float" office:value="1652735656498999" calcext:value-type="float">
            <text:p>1652735656498999</text:p>
          </table:table-cell>
          <table:table-cell office:value-type="float" office:value="-0" calcext:value-type="float">
            <text:p>0</text:p>
          </table:table-cell>
          <table:table-cell office:value-type="float" office:value="0.234898" calcext:value-type="float">
            <text:p>0.234898</text:p>
          </table:table-cell>
        </table:table-row>
        <table:table-row table:style-name="ro1">
          <table:table-cell office:value-type="float" office:value="1652735656602329" calcext:value-type="float">
            <text:p>1652735656602329</text:p>
          </table:table-cell>
          <table:table-cell office:value-type="float" office:value="-0" calcext:value-type="float">
            <text:p>0</text:p>
          </table:table-cell>
          <table:table-cell office:value-type="float" office:value="0.18658" calcext:value-type="float">
            <text:p>0.18658</text:p>
          </table:table-cell>
        </table:table-row>
        <table:table-row table:style-name="ro1">
          <table:table-cell office:value-type="float" office:value="1652735656693889" calcext:value-type="float">
            <text:p>1652735656693889</text:p>
          </table:table-cell>
          <table:table-cell office:value-type="float" office:value="-0" calcext:value-type="float">
            <text:p>0</text:p>
          </table:table-cell>
          <table:table-cell office:value-type="float" office:value="0.191561" calcext:value-type="float">
            <text:p>0.191561</text:p>
          </table:table-cell>
        </table:table-row>
        <table:table-row table:style-name="ro1">
          <table:table-cell office:value-type="float" office:value="1652735656796136" calcext:value-type="float">
            <text:p>1652735656796136</text:p>
          </table:table-cell>
          <table:table-cell office:value-type="float" office:value="0.254917" calcext:value-type="float">
            <text:p>0.254917</text:p>
          </table:table-cell>
          <table:table-cell office:value-type="float" office:value="0.210875" calcext:value-type="float">
            <text:p>0.210875</text:p>
          </table:table-cell>
        </table:table-row>
        <table:table-row table:style-name="ro1">
          <table:table-cell office:value-type="float" office:value="1652735656898542" calcext:value-type="float">
            <text:p>1652735656898542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147753" calcext:value-type="float">
            <text:p>0.147753</text:p>
          </table:table-cell>
        </table:table-row>
        <table:table-row table:style-name="ro1">
          <table:table-cell office:value-type="float" office:value="1652735656998985" calcext:value-type="float">
            <text:p>1652735656998985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9496" calcext:value-type="float">
            <text:p>0.19496</text:p>
          </table:table-cell>
        </table:table-row>
        <table:table-row table:style-name="ro1">
          <table:table-cell office:value-type="float" office:value="1652735657130206" calcext:value-type="float">
            <text:p>165273565713020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99958" calcext:value-type="float">
            <text:p>0.199958</text:p>
          </table:table-cell>
        </table:table-row>
        <table:table-row table:style-name="ro1">
          <table:table-cell office:value-type="float" office:value="1652735657229468" calcext:value-type="float">
            <text:p>1652735657229468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458439" calcext:value-type="float">
            <text:p>0.458439</text:p>
          </table:table-cell>
        </table:table-row>
        <table:table-row table:style-name="ro1">
          <table:table-cell office:value-type="float" office:value="1652735657348141" calcext:value-type="float">
            <text:p>16527356573481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7447897" calcext:value-type="float">
            <text:p>16527356574478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7554431" calcext:value-type="float">
            <text:p>16527356575544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7651153" calcext:value-type="float">
            <text:p>16527356576511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7750873" calcext:value-type="float">
            <text:p>1652735657750873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7838071" calcext:value-type="float">
            <text:p>165273565783807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7940100" calcext:value-type="float">
            <text:p>1652735657940100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8061525" calcext:value-type="float">
            <text:p>16527356580615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8159907" calcext:value-type="float">
            <text:p>16527356581599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8269743" calcext:value-type="float">
            <text:p>16527356582697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58362654" calcext:value-type="float">
            <text:p>1652735658362654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-0.116214" calcext:value-type="float">
            <text:p>-0.116214</text:p>
          </table:table-cell>
        </table:table-row>
        <table:table-row table:style-name="ro1">
          <table:table-cell office:value-type="float" office:value="1652735658467874" calcext:value-type="float">
            <text:p>1652735658467874</text:p>
          </table:table-cell>
          <table:table-cell office:value-type="float" office:value="-0.254908" calcext:value-type="float">
            <text:p>-0.254908</text:p>
          </table:table-cell>
          <table:table-cell office:value-type="float" office:value="-0.129275" calcext:value-type="float">
            <text:p>-0.129275</text:p>
          </table:table-cell>
        </table:table-row>
        <table:table-row table:style-name="ro1">
          <table:table-cell office:value-type="float" office:value="1652735658579199" calcext:value-type="float">
            <text:p>1652735658579199</text:p>
          </table:table-cell>
          <table:table-cell office:value-type="float" office:value="-0" calcext:value-type="float">
            <text:p>0</text:p>
          </table:table-cell>
          <table:table-cell office:value-type="float" office:value="-0.167532" calcext:value-type="float">
            <text:p>-0.167532</text:p>
          </table:table-cell>
        </table:table-row>
        <table:table-row table:style-name="ro1">
          <table:table-cell office:value-type="float" office:value="1652735658668964" calcext:value-type="float">
            <text:p>1652735658668964</text:p>
          </table:table-cell>
          <table:table-cell office:value-type="float" office:value="-0" calcext:value-type="float">
            <text:p>0</text:p>
          </table:table-cell>
          <table:table-cell office:value-type="float" office:value="-0.125803" calcext:value-type="float">
            <text:p>-0.125803</text:p>
          </table:table-cell>
        </table:table-row>
        <table:table-row table:style-name="ro1">
          <table:table-cell office:value-type="float" office:value="1652735658792445" calcext:value-type="float">
            <text:p>1652735658792445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-0.154687" calcext:value-type="float">
            <text:p>-0.154687</text:p>
          </table:table-cell>
        </table:table-row>
        <table:table-row table:style-name="ro1">
          <table:table-cell office:value-type="float" office:value="1652735658892256" calcext:value-type="float">
            <text:p>1652735658892256</text:p>
          </table:table-cell>
          <table:table-cell office:value-type="float" office:value="-0.0449821" calcext:value-type="float">
            <text:p>-0.0449821</text:p>
          </table:table-cell>
          <table:table-cell office:value-type="float" office:value="-0.162831" calcext:value-type="float">
            <text:p>-0.162831</text:p>
          </table:table-cell>
        </table:table-row>
        <table:table-row table:style-name="ro1">
          <table:table-cell office:value-type="float" office:value="1652735658981120" calcext:value-type="float">
            <text:p>1652735658981120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-0.180977" calcext:value-type="float">
            <text:p>-0.180977</text:p>
          </table:table-cell>
        </table:table-row>
        <table:table-row table:style-name="ro1">
          <table:table-cell office:value-type="float" office:value="1652735659091706" calcext:value-type="float">
            <text:p>1652735659091706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195392" calcext:value-type="float">
            <text:p>-0.195392</text:p>
          </table:table-cell>
        </table:table-row>
        <table:table-row table:style-name="ro1">
          <table:table-cell office:value-type="float" office:value="1652735659207670" calcext:value-type="float">
            <text:p>1652735659207670</text:p>
          </table:table-cell>
          <table:table-cell office:value-type="float" office:value="-0.0929649" calcext:value-type="float">
            <text:p>-0.0929649</text:p>
          </table:table-cell>
          <table:table-cell office:value-type="float" office:value="-0.207496" calcext:value-type="float">
            <text:p>-0.207496</text:p>
          </table:table-cell>
        </table:table-row>
        <table:table-row table:style-name="ro1">
          <table:table-cell office:value-type="float" office:value="1652735659297136" calcext:value-type="float">
            <text:p>1652735659297136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-0.228031" calcext:value-type="float">
            <text:p>-0.228031</text:p>
          </table:table-cell>
        </table:table-row>
        <table:table-row table:style-name="ro1">
          <table:table-cell office:value-type="float" office:value="1652735659419343" calcext:value-type="float">
            <text:p>1652735659419343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-0.226799" calcext:value-type="float">
            <text:p>-0.226799</text:p>
          </table:table-cell>
        </table:table-row>
        <table:table-row table:style-name="ro1">
          <table:table-cell office:value-type="float" office:value="1652735659499108" calcext:value-type="float">
            <text:p>1652735659499108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-0.270947" calcext:value-type="float">
            <text:p>-0.270947</text:p>
          </table:table-cell>
        </table:table-row>
        <table:table-row table:style-name="ro1">
          <table:table-cell office:value-type="float" office:value="1652735659616117" calcext:value-type="float">
            <text:p>1652735659616117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9712438" calcext:value-type="float">
            <text:p>1652735659712438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9803401" calcext:value-type="float">
            <text:p>1652735659803401</text:p>
          </table:table-cell>
          <table:table-cell office:value-type="float" office:value="-0.0839631" calcext:value-type="float">
            <text:p>-0.083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59912945" calcext:value-type="float">
            <text:p>1652735659912945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0018958" calcext:value-type="float">
            <text:p>1652735660018958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0129136" calcext:value-type="float">
            <text:p>1652735660129136</text:p>
          </table:table-cell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0234604" calcext:value-type="float">
            <text:p>165273566023460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0328783" calcext:value-type="float">
            <text:p>16527356603287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0430370" calcext:value-type="float">
            <text:p>16527356604303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0533966" calcext:value-type="float">
            <text:p>16527356605339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0641828" calcext:value-type="float">
            <text:p>16527356606418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0742008" calcext:value-type="float">
            <text:p>16527356607420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0846329" calcext:value-type="float">
            <text:p>1652735660846329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0944549" calcext:value-type="float">
            <text:p>1652735660944549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.167175" calcext:value-type="float">
            <text:p>0.167175</text:p>
          </table:table-cell>
        </table:table-row>
        <table:table-row table:style-name="ro1">
          <table:table-cell office:value-type="float" office:value="1652735661044562" calcext:value-type="float">
            <text:p>1652735661044562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172428" calcext:value-type="float">
            <text:p>0.172428</text:p>
          </table:table-cell>
        </table:table-row>
        <table:table-row table:style-name="ro1">
          <table:table-cell office:value-type="float" office:value="1652735661159583" calcext:value-type="float">
            <text:p>1652735661159583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255363" calcext:value-type="float">
            <text:p>0.255363</text:p>
          </table:table-cell>
        </table:table-row>
        <table:table-row table:style-name="ro1">
          <table:table-cell office:value-type="float" office:value="1652735661262963" calcext:value-type="float">
            <text:p>165273566126296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1375147" calcext:value-type="float">
            <text:p>16527356613751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1476406" calcext:value-type="float">
            <text:p>16527356614764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1518589" calcext:value-type="float">
            <text:p>16527356615185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1693924" calcext:value-type="float">
            <text:p>16527356616939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1730140" calcext:value-type="float">
            <text:p>16527356617301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1826788" calcext:value-type="float">
            <text:p>1652735661826788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1992258" calcext:value-type="float">
            <text:p>1652735661992258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246354" calcext:value-type="float">
            <text:p>0.246354</text:p>
          </table:table-cell>
        </table:table-row>
        <table:table-row table:style-name="ro1">
          <table:table-cell office:value-type="float" office:value="1652735662084002" calcext:value-type="float">
            <text:p>1652735662084002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251955" calcext:value-type="float">
            <text:p>0.251955</text:p>
          </table:table-cell>
        </table:table-row>
        <table:table-row table:style-name="ro1">
          <table:table-cell office:value-type="float" office:value="1652735662215100" calcext:value-type="float">
            <text:p>1652735662215100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.283221" calcext:value-type="float">
            <text:p>0.283221</text:p>
          </table:table-cell>
        </table:table-row>
        <table:table-row table:style-name="ro1">
          <table:table-cell office:value-type="float" office:value="1652735662297117" calcext:value-type="float">
            <text:p>1652735662297117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.156602" calcext:value-type="float">
            <text:p>0.156602</text:p>
          </table:table-cell>
        </table:table-row>
        <table:table-row table:style-name="ro1">
          <table:table-cell office:value-type="float" office:value="1652735662411021" calcext:value-type="float">
            <text:p>1652735662411021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2507060" calcext:value-type="float">
            <text:p>1652735662507060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2611205" calcext:value-type="float">
            <text:p>1652735662611205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2715073" calcext:value-type="float">
            <text:p>1652735662715073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2832903" calcext:value-type="float">
            <text:p>1652735662832903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200797" calcext:value-type="float">
            <text:p>0.200797</text:p>
          </table:table-cell>
        </table:table-row>
        <table:table-row table:style-name="ro1">
          <table:table-cell office:value-type="float" office:value="1652735662878878" calcext:value-type="float">
            <text:p>1652735662878878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83111" calcext:value-type="float">
            <text:p>0.183111</text:p>
          </table:table-cell>
        </table:table-row>
        <table:table-row table:style-name="ro1">
          <table:table-cell office:value-type="float" office:value="1652735663037703" calcext:value-type="float">
            <text:p>16527356630377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3129295" calcext:value-type="float">
            <text:p>16527356631292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3263791" calcext:value-type="float">
            <text:p>1652735663263791</text:p>
          </table:table-cell>
          <table:table-cell office:value-type="float" office:value="0.0419904" calcext:value-type="float">
            <text:p>0.0419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3302695" calcext:value-type="float">
            <text:p>1652735663302695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3410015" calcext:value-type="float">
            <text:p>165273566341001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3516684" calcext:value-type="float">
            <text:p>1652735663516684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3630087" calcext:value-type="float">
            <text:p>1652735663630087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3726868" calcext:value-type="float">
            <text:p>1652735663726868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3833505" calcext:value-type="float">
            <text:p>1652735663833505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3932862" calcext:value-type="float">
            <text:p>1652735663932862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4039731" calcext:value-type="float">
            <text:p>1652735664039731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4144222" calcext:value-type="float">
            <text:p>1652735664144222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4241929" calcext:value-type="float">
            <text:p>16527356642419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4351309" calcext:value-type="float">
            <text:p>16527356643513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4450053" calcext:value-type="float">
            <text:p>1652735664450053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4565830" calcext:value-type="float">
            <text:p>1652735664565830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4669308" calcext:value-type="float">
            <text:p>1652735664669308</text:p>
          </table:table-cell>
          <table:table-cell office:value-type="float" office:value="0.167944" calcext:value-type="float">
            <text:p>0.167944</text:p>
          </table:table-cell>
          <table:table-cell office:value-type="float" office:value="0.142525" calcext:value-type="float">
            <text:p>0.142525</text:p>
          </table:table-cell>
        </table:table-row>
        <table:table-row table:style-name="ro1">
          <table:table-cell office:value-type="float" office:value="1652735664764690" calcext:value-type="float">
            <text:p>1652735664764690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.170375" calcext:value-type="float">
            <text:p>0.170375</text:p>
          </table:table-cell>
        </table:table-row>
        <table:table-row table:style-name="ro1">
          <table:table-cell office:value-type="float" office:value="1652735664858609" calcext:value-type="float">
            <text:p>1652735664858609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4979212" calcext:value-type="float">
            <text:p>1652735664979212</text:p>
          </table:table-cell>
          <table:table-cell office:value-type="float" office:value="0.158951" calcext:value-type="float">
            <text:p>0.15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5068579" calcext:value-type="float">
            <text:p>1652735665068579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5182817" calcext:value-type="float">
            <text:p>1652735665182817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5296707" calcext:value-type="float">
            <text:p>1652735665296707</text:p>
          </table:table-cell>
          <table:table-cell office:value-type="float" office:value="-0.158942" calcext:value-type="float">
            <text:p>-0.15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5406405" calcext:value-type="float">
            <text:p>16527356654064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5524779" calcext:value-type="float">
            <text:p>16527356655247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5613310" calcext:value-type="float">
            <text:p>16527356656133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5716686" calcext:value-type="float">
            <text:p>1652735665716686</text:p>
          </table:table-cell>
          <table:table-cell office:value-type="float" office:value="-0" calcext:value-type="float">
            <text:p>0</text:p>
          </table:table-cell>
          <table:table-cell office:value-type="float" office:value="-0.861115" calcext:value-type="float">
            <text:p>-0.861115</text:p>
          </table:table-cell>
        </table:table-row>
        <table:table-row table:style-name="ro1">
          <table:table-cell office:value-type="float" office:value="1652735665814899" calcext:value-type="float">
            <text:p>16527356658148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5920423" calcext:value-type="float">
            <text:p>16527356659204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042890" calcext:value-type="float">
            <text:p>1652735666042890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6117157" calcext:value-type="float">
            <text:p>1652735666117157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6228200" calcext:value-type="float">
            <text:p>16527356662282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327087" calcext:value-type="float">
            <text:p>16527356663270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431078" calcext:value-type="float">
            <text:p>16527356664310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552000" calcext:value-type="float">
            <text:p>16527356665520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664284" calcext:value-type="float">
            <text:p>16527356666642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772668" calcext:value-type="float">
            <text:p>16527356667726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866924" calcext:value-type="float">
            <text:p>16527356668669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6974837" calcext:value-type="float">
            <text:p>16527356669748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7079960" calcext:value-type="float">
            <text:p>16527356670799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7182680" calcext:value-type="float">
            <text:p>16527356671826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7292202" calcext:value-type="float">
            <text:p>16527356672922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7389699" calcext:value-type="float">
            <text:p>1652735667389699</text:p>
          </table:table-cell>
          <table:table-cell office:value-type="float" office:value="-0" calcext:value-type="float">
            <text:p>0</text:p>
          </table:table-cell>
          <table:table-cell office:value-type="float" office:value="-0.600373" calcext:value-type="float">
            <text:p>-0.600373</text:p>
          </table:table-cell>
        </table:table-row>
        <table:table-row table:style-name="ro1">
          <table:table-cell office:value-type="float" office:value="1652735667486321" calcext:value-type="float">
            <text:p>16527356674863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7596120" calcext:value-type="float">
            <text:p>1652735667596120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7689740" calcext:value-type="float">
            <text:p>1652735667689740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7803233" calcext:value-type="float">
            <text:p>16527356678032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7898330" calcext:value-type="float">
            <text:p>16527356678983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8010949" calcext:value-type="float">
            <text:p>16527356680109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8110936" calcext:value-type="float">
            <text:p>1652735668110936</text:p>
          </table:table-cell>
          <table:table-cell office:value-type="float" office:value="-0" calcext:value-type="float">
            <text:p>0</text:p>
          </table:table-cell>
          <table:table-cell office:value-type="float" office:value="0.0932956" calcext:value-type="float">
            <text:p>0.0932956</text:p>
          </table:table-cell>
        </table:table-row>
        <table:table-row table:style-name="ro1">
          <table:table-cell office:value-type="float" office:value="1652735668231906" calcext:value-type="float">
            <text:p>1652735668231906</text:p>
          </table:table-cell>
          <table:table-cell office:value-type="float" office:value="-0" calcext:value-type="float">
            <text:p>0</text:p>
          </table:table-cell>
          <table:table-cell office:value-type="float" office:value="0.0957515" calcext:value-type="float">
            <text:p>0.0957515</text:p>
          </table:table-cell>
        </table:table-row>
        <table:table-row table:style-name="ro1">
          <table:table-cell office:value-type="float" office:value="1652735668319835" calcext:value-type="float">
            <text:p>1652735668319835</text:p>
          </table:table-cell>
          <table:table-cell office:value-type="float" office:value="-0" calcext:value-type="float">
            <text:p>0</text:p>
          </table:table-cell>
          <table:table-cell office:value-type="float" office:value="0.104589" calcext:value-type="float">
            <text:p>0.104589</text:p>
          </table:table-cell>
        </table:table-row>
        <table:table-row table:style-name="ro1">
          <table:table-cell office:value-type="float" office:value="1652735668422913" calcext:value-type="float">
            <text:p>16527356684229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8509221" calcext:value-type="float">
            <text:p>16527356685092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8629160" calcext:value-type="float">
            <text:p>16527356686291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8738715" calcext:value-type="float">
            <text:p>16527356687387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8832733" calcext:value-type="float">
            <text:p>16527356688327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8932515" calcext:value-type="float">
            <text:p>16527356689325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9032810" calcext:value-type="float">
            <text:p>16527356690328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69132550" calcext:value-type="float">
            <text:p>1652735669132550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9241792" calcext:value-type="float">
            <text:p>165273566924179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69355311" calcext:value-type="float">
            <text:p>165273566935531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52414" calcext:value-type="float">
            <text:p>0.152414</text:p>
          </table:table-cell>
        </table:table-row>
        <table:table-row table:style-name="ro1">
          <table:table-cell office:value-type="float" office:value="1652735669451174" calcext:value-type="float">
            <text:p>1652735669451174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0581355" calcext:value-type="float">
            <text:p>0.0581355</text:p>
          </table:table-cell>
        </table:table-row>
        <table:table-row table:style-name="ro1">
          <table:table-cell office:value-type="float" office:value="1652735669549419" calcext:value-type="float">
            <text:p>1652735669549419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0680214" calcext:value-type="float">
            <text:p>0.0680214</text:p>
          </table:table-cell>
        </table:table-row>
        <table:table-row table:style-name="ro1">
          <table:table-cell office:value-type="float" office:value="1652735669679612" calcext:value-type="float">
            <text:p>1652735669679612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853187" calcext:value-type="float">
            <text:p>0.0853187</text:p>
          </table:table-cell>
        </table:table-row>
        <table:table-row table:style-name="ro1">
          <table:table-cell office:value-type="float" office:value="1652735669760400" calcext:value-type="float">
            <text:p>1652735669760400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19114" calcext:value-type="float">
            <text:p>0.119114</text:p>
          </table:table-cell>
        </table:table-row>
        <table:table-row table:style-name="ro1">
          <table:table-cell office:value-type="float" office:value="1652735669860697" calcext:value-type="float">
            <text:p>1652735669860697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01918" calcext:value-type="float">
            <text:p>0.101918</text:p>
          </table:table-cell>
        </table:table-row>
        <table:table-row table:style-name="ro1">
          <table:table-cell office:value-type="float" office:value="1652735669973513" calcext:value-type="float">
            <text:p>1652735669973513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821675" calcext:value-type="float">
            <text:p>0.0821675</text:p>
          </table:table-cell>
        </table:table-row>
        <table:table-row table:style-name="ro1">
          <table:table-cell office:value-type="float" office:value="1652735670075904" calcext:value-type="float">
            <text:p>1652735670075904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05328" calcext:value-type="float">
            <text:p>0.105328</text:p>
          </table:table-cell>
        </table:table-row>
        <table:table-row table:style-name="ro1">
          <table:table-cell office:value-type="float" office:value="1652735670171086" calcext:value-type="float">
            <text:p>1652735670171086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0890496" calcext:value-type="float">
            <text:p>0.0890496</text:p>
          </table:table-cell>
        </table:table-row>
        <table:table-row table:style-name="ro1">
          <table:table-cell office:value-type="float" office:value="1652735670280546" calcext:value-type="float">
            <text:p>1652735670280546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46721" calcext:value-type="float">
            <text:p>0.146721</text:p>
          </table:table-cell>
        </table:table-row>
        <table:table-row table:style-name="ro1">
          <table:table-cell office:value-type="float" office:value="1652735670384282" calcext:value-type="float">
            <text:p>16527356703842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0487994" calcext:value-type="float">
            <text:p>1652735670487994</text:p>
          </table:table-cell>
          <table:table-cell office:value-type="float" office:value="-0" calcext:value-type="float">
            <text:p>0</text:p>
          </table:table-cell>
          <table:table-cell office:value-type="float" office:value="0.127621" calcext:value-type="float">
            <text:p>0.127621</text:p>
          </table:table-cell>
        </table:table-row>
        <table:table-row table:style-name="ro1">
          <table:table-cell office:value-type="float" office:value="1652735670543361" calcext:value-type="float">
            <text:p>1652735670543361</text:p>
          </table:table-cell>
          <table:table-cell office:value-type="float" office:value="-0" calcext:value-type="float">
            <text:p>0</text:p>
          </table:table-cell>
          <table:table-cell office:value-type="float" office:value="0.14816" calcext:value-type="float">
            <text:p>0.14816</text:p>
          </table:table-cell>
        </table:table-row>
        <table:table-row table:style-name="ro1">
          <table:table-cell office:value-type="float" office:value="1652735670716220" calcext:value-type="float">
            <text:p>1652735670716220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66693" calcext:value-type="float">
            <text:p>0.166693</text:p>
          </table:table-cell>
        </table:table-row>
        <table:table-row table:style-name="ro1">
          <table:table-cell office:value-type="float" office:value="1652735670796808" calcext:value-type="float">
            <text:p>1652735670796808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0839396" calcext:value-type="float">
            <text:p>1652735670839396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1025343" calcext:value-type="float">
            <text:p>16527356710253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1125041" calcext:value-type="float">
            <text:p>16527356711250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1159760" calcext:value-type="float">
            <text:p>16527356711597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1286828" calcext:value-type="float">
            <text:p>16527356712868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1389944" calcext:value-type="float">
            <text:p>1652735671389944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1463607" calcext:value-type="float">
            <text:p>1652735671463607</text:p>
          </table:table-cell>
          <table:table-cell office:value-type="float" office:value="0.215927" calcext:value-type="float">
            <text:p>0.21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1562585" calcext:value-type="float">
            <text:p>1652735671562585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1698808" calcext:value-type="float">
            <text:p>16527356716988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1792029" calcext:value-type="float">
            <text:p>16527356717920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1890023" calcext:value-type="float">
            <text:p>16527356718900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1992418" calcext:value-type="float">
            <text:p>16527356719924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2092634" calcext:value-type="float">
            <text:p>16527356720926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2230611" calcext:value-type="float">
            <text:p>16527356722306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2320178" calcext:value-type="float">
            <text:p>16527356723201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2420408" calcext:value-type="float">
            <text:p>16527356724204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2507987" calcext:value-type="float">
            <text:p>16527356725079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2649704" calcext:value-type="float">
            <text:p>1652735672649704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2740993" calcext:value-type="float">
            <text:p>1652735672740993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2844339" calcext:value-type="float">
            <text:p>16527356728443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2943453" calcext:value-type="float">
            <text:p>16527356729434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056791" calcext:value-type="float">
            <text:p>16527356730567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152135" calcext:value-type="float">
            <text:p>16527356731521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262244" calcext:value-type="float">
            <text:p>16527356732622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351329" calcext:value-type="float">
            <text:p>1652735673351329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3445688" calcext:value-type="float">
            <text:p>1652735673445688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3580978" calcext:value-type="float">
            <text:p>16527356735809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698134" calcext:value-type="float">
            <text:p>16527356736981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771549" calcext:value-type="float">
            <text:p>16527356737715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920916" calcext:value-type="float">
            <text:p>16527356739209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3996071" calcext:value-type="float">
            <text:p>16527356739960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4120512" calcext:value-type="float">
            <text:p>16527356741205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4214284" calcext:value-type="float">
            <text:p>1652735674214284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4304026" calcext:value-type="float">
            <text:p>1652735674304026</text:p>
          </table:table-cell>
          <table:table-cell office:value-type="float" office:value="-0.236913" calcext:value-type="float">
            <text:p>-0.236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4404446" calcext:value-type="float">
            <text:p>16527356744044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4509512" calcext:value-type="float">
            <text:p>16527356745095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4611543" calcext:value-type="float">
            <text:p>16527356746115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4712820" calcext:value-type="float">
            <text:p>1652735674712820</text:p>
          </table:table-cell>
          <table:table-cell office:value-type="float" office:value="-0.2639" calcext:value-type="float">
            <text:p>-0.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4822391" calcext:value-type="float">
            <text:p>16527356748223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4912467" calcext:value-type="float">
            <text:p>16527356749124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5050033" calcext:value-type="float">
            <text:p>16527356750500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5144288" calcext:value-type="float">
            <text:p>16527356751442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5236435" calcext:value-type="float">
            <text:p>16527356752364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5354305" calcext:value-type="float">
            <text:p>1652735675354305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338324" calcext:value-type="float">
            <text:p>0.338324</text:p>
          </table:table-cell>
        </table:table-row>
        <table:table-row table:style-name="ro1">
          <table:table-cell office:value-type="float" office:value="1652735675443969" calcext:value-type="float">
            <text:p>1652735675443969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184684" calcext:value-type="float">
            <text:p>0.184684</text:p>
          </table:table-cell>
        </table:table-row>
        <table:table-row table:style-name="ro1">
          <table:table-cell office:value-type="float" office:value="1652735675562870" calcext:value-type="float">
            <text:p>1652735675562870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88222" calcext:value-type="float">
            <text:p>0.188222</text:p>
          </table:table-cell>
        </table:table-row>
        <table:table-row table:style-name="ro1">
          <table:table-cell office:value-type="float" office:value="1652735675653818" calcext:value-type="float">
            <text:p>1652735675653818</text:p>
          </table:table-cell>
          <table:table-cell office:value-type="float" office:value="0.281904" calcext:value-type="float">
            <text:p>0.281904</text:p>
          </table:table-cell>
          <table:table-cell office:value-type="float" office:value="0.209974" calcext:value-type="float">
            <text:p>0.209974</text:p>
          </table:table-cell>
        </table:table-row>
        <table:table-row table:style-name="ro1">
          <table:table-cell office:value-type="float" office:value="1652735675754709" calcext:value-type="float">
            <text:p>1652735675754709</text:p>
          </table:table-cell>
          <table:table-cell office:value-type="float" office:value="-0" calcext:value-type="float">
            <text:p>0</text:p>
          </table:table-cell>
          <table:table-cell office:value-type="float" office:value="0.15304" calcext:value-type="float">
            <text:p>0.15304</text:p>
          </table:table-cell>
        </table:table-row>
        <table:table-row table:style-name="ro1">
          <table:table-cell office:value-type="float" office:value="1652735675862286" calcext:value-type="float">
            <text:p>1652735675862286</text:p>
          </table:table-cell>
          <table:table-cell office:value-type="float" office:value="-0" calcext:value-type="float">
            <text:p>0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1652735675986021" calcext:value-type="float">
            <text:p>1652735675986021</text:p>
          </table:table-cell>
          <table:table-cell office:value-type="float" office:value="-0" calcext:value-type="float">
            <text:p>0</text:p>
          </table:table-cell>
          <table:table-cell office:value-type="float" office:value="0.11849" calcext:value-type="float">
            <text:p>0.11849</text:p>
          </table:table-cell>
        </table:table-row>
        <table:table-row table:style-name="ro1">
          <table:table-cell office:value-type="float" office:value="1652735676070140" calcext:value-type="float">
            <text:p>1652735676070140</text:p>
          </table:table-cell>
          <table:table-cell office:value-type="float" office:value="-0" calcext:value-type="float">
            <text:p>0</text:p>
          </table:table-cell>
          <table:table-cell office:value-type="float" office:value="0.131353" calcext:value-type="float">
            <text:p>0.131353</text:p>
          </table:table-cell>
        </table:table-row>
        <table:table-row table:style-name="ro1">
          <table:table-cell office:value-type="float" office:value="1652735676176005" calcext:value-type="float">
            <text:p>1652735676176005</text:p>
          </table:table-cell>
          <table:table-cell office:value-type="float" office:value="-0" calcext:value-type="float">
            <text:p>0</text:p>
          </table:table-cell>
          <table:table-cell office:value-type="float" office:value="0.175544" calcext:value-type="float">
            <text:p>0.175544</text:p>
          </table:table-cell>
        </table:table-row>
        <table:table-row table:style-name="ro1">
          <table:table-cell office:value-type="float" office:value="1652735676290108" calcext:value-type="float">
            <text:p>1652735676290108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.156927" calcext:value-type="float">
            <text:p>0.156927</text:p>
          </table:table-cell>
        </table:table-row>
        <table:table-row table:style-name="ro1">
          <table:table-cell office:value-type="float" office:value="1652735676386298" calcext:value-type="float">
            <text:p>1652735676386298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15944" calcext:value-type="float">
            <text:p>0.115944</text:p>
          </table:table-cell>
        </table:table-row>
        <table:table-row table:style-name="ro1">
          <table:table-cell office:value-type="float" office:value="1652735676489082" calcext:value-type="float">
            <text:p>1652735676489082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28911" calcext:value-type="float">
            <text:p>0.128911</text:p>
          </table:table-cell>
        </table:table-row>
        <table:table-row table:style-name="ro1">
          <table:table-cell office:value-type="float" office:value="1652735676591238" calcext:value-type="float">
            <text:p>1652735676591238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74672" calcext:value-type="float">
            <text:p>0.174672</text:p>
          </table:table-cell>
        </table:table-row>
        <table:table-row table:style-name="ro1">
          <table:table-cell office:value-type="float" office:value="1652735676694269" calcext:value-type="float">
            <text:p>1652735676694269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246933" calcext:value-type="float">
            <text:p>0.246933</text:p>
          </table:table-cell>
        </table:table-row>
        <table:table-row table:style-name="ro1">
          <table:table-cell office:value-type="float" office:value="1652735676797305" calcext:value-type="float">
            <text:p>1652735676797305</text:p>
          </table:table-cell>
          <table:table-cell office:value-type="float" office:value="0.15595" calcext:value-type="float">
            <text:p>0.15595</text:p>
          </table:table-cell>
          <table:table-cell office:value-type="float" office:value="0.167432" calcext:value-type="float">
            <text:p>0.167432</text:p>
          </table:table-cell>
        </table:table-row>
        <table:table-row table:style-name="ro1">
          <table:table-cell office:value-type="float" office:value="1652735676881886" calcext:value-type="float">
            <text:p>1652735676881886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88738" calcext:value-type="float">
            <text:p>0.188738</text:p>
          </table:table-cell>
        </table:table-row>
        <table:table-row table:style-name="ro1">
          <table:table-cell office:value-type="float" office:value="1652735677002914" calcext:value-type="float">
            <text:p>165273567700291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92701" calcext:value-type="float">
            <text:p>0.192701</text:p>
          </table:table-cell>
        </table:table-row>
        <table:table-row table:style-name="ro1">
          <table:table-cell office:value-type="float" office:value="1652735677112271" calcext:value-type="float">
            <text:p>1652735677112271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50701" calcext:value-type="float">
            <text:p>0.150701</text:p>
          </table:table-cell>
        </table:table-row>
        <table:table-row table:style-name="ro1">
          <table:table-cell office:value-type="float" office:value="1652735677221610" calcext:value-type="float">
            <text:p>165273567722161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00276242" calcext:value-type="float">
            <text:p>0.00276242</text:p>
          </table:table-cell>
        </table:table-row>
        <table:table-row table:style-name="ro1">
          <table:table-cell office:value-type="float" office:value="1652735677302943" calcext:value-type="float">
            <text:p>1652735677302943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41464" calcext:value-type="float">
            <text:p>0.241464</text:p>
          </table:table-cell>
        </table:table-row>
        <table:table-row table:style-name="ro1">
          <table:table-cell office:value-type="float" office:value="1652735677407305" calcext:value-type="float">
            <text:p>1652735677407305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04313" calcext:value-type="float">
            <text:p>0.104313</text:p>
          </table:table-cell>
        </table:table-row>
        <table:table-row table:style-name="ro1">
          <table:table-cell office:value-type="float" office:value="1652735677505805" calcext:value-type="float">
            <text:p>1652735677505805</text:p>
          </table:table-cell>
          <table:table-cell office:value-type="float" office:value="0.116961" calcext:value-type="float">
            <text:p>0.116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7608737" calcext:value-type="float">
            <text:p>1652735677608737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20142" calcext:value-type="float">
            <text:p>0.20142</text:p>
          </table:table-cell>
        </table:table-row>
        <table:table-row table:style-name="ro1">
          <table:table-cell office:value-type="float" office:value="1652735677727447" calcext:value-type="float">
            <text:p>1652735677727447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19914" calcext:value-type="float">
            <text:p>0.219914</text:p>
          </table:table-cell>
        </table:table-row>
        <table:table-row table:style-name="ro1">
          <table:table-cell office:value-type="float" office:value="1652735677827394" calcext:value-type="float">
            <text:p>1652735677827394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7924058" calcext:value-type="float">
            <text:p>165273567792405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8036165" calcext:value-type="float">
            <text:p>165273567803616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8107713" calcext:value-type="float">
            <text:p>165273567810771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8222118" calcext:value-type="float">
            <text:p>1652735678222118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8301963" calcext:value-type="float">
            <text:p>16527356783019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8423489" calcext:value-type="float">
            <text:p>16527356784234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8528764" calcext:value-type="float">
            <text:p>16527356785287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8631045" calcext:value-type="float">
            <text:p>16527356786310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8716275" calcext:value-type="float">
            <text:p>16527356787162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8868564" calcext:value-type="float">
            <text:p>16527356788685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8930064" calcext:value-type="float">
            <text:p>1652735678930064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9058758" calcext:value-type="float">
            <text:p>1652735679058758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9174541" calcext:value-type="float">
            <text:p>16527356791745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9288854" calcext:value-type="float">
            <text:p>1652735679288854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168207" calcext:value-type="float">
            <text:p>0.168207</text:p>
          </table:table-cell>
        </table:table-row>
        <table:table-row table:style-name="ro1">
          <table:table-cell office:value-type="float" office:value="1652735679340913" calcext:value-type="float">
            <text:p>1652735679340913</text:p>
          </table:table-cell>
          <table:table-cell office:value-type="float" office:value="0.00600117" calcext:value-type="float">
            <text:p>0.006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679452649" calcext:value-type="float">
            <text:p>16527356794526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9578606" calcext:value-type="float">
            <text:p>16527356795786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9667435" calcext:value-type="float">
            <text:p>16527356796674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9797840" calcext:value-type="float">
            <text:p>16527356797978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9876653" calcext:value-type="float">
            <text:p>16527356798766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679974766" calcext:value-type="float">
            <text:p>1652735679974766</text:p>
          </table:table-cell>
          <table:table-cell office:value-type="float" office:value="-0" calcext:value-type="float">
            <text:p>0</text:p>
          </table:table-cell>
          <table:table-cell office:value-type="float" office:value="0.314416" calcext:value-type="float">
            <text:p>0.314416</text:p>
          </table:table-cell>
        </table:table-row>
        <table:table-row table:style-name="ro1">
          <table:table-cell office:value-type="float" office:value="1652735680067196" calcext:value-type="float">
            <text:p>1652735680067196</text:p>
          </table:table-cell>
          <table:table-cell office:value-type="float" office:value="-0" calcext:value-type="float">
            <text:p>0</text:p>
          </table:table-cell>
          <table:table-cell office:value-type="float" office:value="0.159225" calcext:value-type="float">
            <text:p>0.159225</text:p>
          </table:table-cell>
        </table:table-row>
        <table:table-row table:style-name="ro1">
          <table:table-cell office:value-type="float" office:value="1652735680176822" calcext:value-type="float">
            <text:p>1652735680176822</text:p>
          </table:table-cell>
          <table:table-cell office:value-type="float" office:value="-0" calcext:value-type="float">
            <text:p>0</text:p>
          </table:table-cell>
          <table:table-cell office:value-type="float" office:value="0.196163" calcext:value-type="float">
            <text:p>0.196163</text:p>
          </table:table-cell>
        </table:table-row>
        <table:table-row table:style-name="ro1">
          <table:table-cell office:value-type="float" office:value="1652735680286024" calcext:value-type="float">
            <text:p>1652735680286024</text:p>
          </table:table-cell>
          <table:table-cell office:value-type="float" office:value="-0" calcext:value-type="float">
            <text:p>0</text:p>
          </table:table-cell>
          <table:table-cell office:value-type="float" office:value="0.186265" calcext:value-type="float">
            <text:p>0.186265</text:p>
          </table:table-cell>
        </table:table-row>
        <table:table-row table:style-name="ro1">
          <table:table-cell office:value-type="float" office:value="1652735680386836" calcext:value-type="float">
            <text:p>1652735680386836</text:p>
          </table:table-cell>
          <table:table-cell office:value-type="float" office:value="-0" calcext:value-type="float">
            <text:p>0</text:p>
          </table:table-cell>
          <table:table-cell office:value-type="float" office:value="0.154088" calcext:value-type="float">
            <text:p>0.154088</text:p>
          </table:table-cell>
        </table:table-row>
        <table:table-row table:style-name="ro1">
          <table:table-cell office:value-type="float" office:value="1652735680506763" calcext:value-type="float">
            <text:p>1652735680506763</text:p>
          </table:table-cell>
          <table:table-cell office:value-type="float" office:value="-0" calcext:value-type="float">
            <text:p>0</text:p>
          </table:table-cell>
          <table:table-cell office:value-type="float" office:value="0.240814" calcext:value-type="float">
            <text:p>0.240814</text:p>
          </table:table-cell>
        </table:table-row>
        <table:table-row table:style-name="ro1">
          <table:table-cell office:value-type="float" office:value="1652735680615192" calcext:value-type="float">
            <text:p>1652735680615192</text:p>
          </table:table-cell>
          <table:table-cell office:value-type="float" office:value="-0" calcext:value-type="float">
            <text:p>0</text:p>
          </table:table-cell>
          <table:table-cell office:value-type="float" office:value="0.249481" calcext:value-type="float">
            <text:p>0.249481</text:p>
          </table:table-cell>
        </table:table-row>
        <table:table-row table:style-name="ro1">
          <table:table-cell office:value-type="float" office:value="1652735680689995" calcext:value-type="float">
            <text:p>1652735680689995</text:p>
          </table:table-cell>
          <table:table-cell office:value-type="float" office:value="-0" calcext:value-type="float">
            <text:p>0</text:p>
          </table:table-cell>
          <table:table-cell office:value-type="float" office:value="0.255809" calcext:value-type="float">
            <text:p>0.255809</text:p>
          </table:table-cell>
        </table:table-row>
        <table:table-row table:style-name="ro1">
          <table:table-cell office:value-type="float" office:value="1652735680794224" calcext:value-type="float">
            <text:p>1652735680794224</text:p>
          </table:table-cell>
          <table:table-cell office:value-type="float" office:value="-0" calcext:value-type="float">
            <text:p>0</text:p>
          </table:table-cell>
          <table:table-cell office:value-type="float" office:value="0.256368" calcext:value-type="float">
            <text:p>0.256368</text:p>
          </table:table-cell>
        </table:table-row>
        <table:table-row table:style-name="ro1">
          <table:table-cell office:value-type="float" office:value="1652735680915759" calcext:value-type="float">
            <text:p>1652735680915759</text:p>
          </table:table-cell>
          <table:table-cell office:value-type="float" office:value="-0" calcext:value-type="float">
            <text:p>0</text:p>
          </table:table-cell>
          <table:table-cell office:value-type="float" office:value="0.235838" calcext:value-type="float">
            <text:p>0.235838</text:p>
          </table:table-cell>
        </table:table-row>
        <table:table-row table:style-name="ro1">
          <table:table-cell office:value-type="float" office:value="1652735681002320" calcext:value-type="float">
            <text:p>1652735681002320</text:p>
          </table:table-cell>
          <table:table-cell office:value-type="float" office:value="-0" calcext:value-type="float">
            <text:p>0</text:p>
          </table:table-cell>
          <table:table-cell office:value-type="float" office:value="0.262432" calcext:value-type="float">
            <text:p>0.262432</text:p>
          </table:table-cell>
        </table:table-row>
        <table:table-row table:style-name="ro1">
          <table:table-cell office:value-type="float" office:value="1652735681105575" calcext:value-type="float">
            <text:p>1652735681105575</text:p>
          </table:table-cell>
          <table:table-cell office:value-type="float" office:value="-0" calcext:value-type="float">
            <text:p>0</text:p>
          </table:table-cell>
          <table:table-cell office:value-type="float" office:value="0.236722" calcext:value-type="float">
            <text:p>0.236722</text:p>
          </table:table-cell>
        </table:table-row>
        <table:table-row table:style-name="ro1">
          <table:table-cell office:value-type="float" office:value="1652735681213123" calcext:value-type="float">
            <text:p>1652735681213123</text:p>
          </table:table-cell>
          <table:table-cell office:value-type="float" office:value="-0" calcext:value-type="float">
            <text:p>0</text:p>
          </table:table-cell>
          <table:table-cell office:value-type="float" office:value="0.235399" calcext:value-type="float">
            <text:p>0.235399</text:p>
          </table:table-cell>
        </table:table-row>
        <table:table-row table:style-name="ro1">
          <table:table-cell office:value-type="float" office:value="1652735681323605" calcext:value-type="float">
            <text:p>1652735681323605</text:p>
          </table:table-cell>
          <table:table-cell office:value-type="float" office:value="-0" calcext:value-type="float">
            <text:p>0</text:p>
          </table:table-cell>
          <table:table-cell office:value-type="float" office:value="0.23767" calcext:value-type="float">
            <text:p>0.23767</text:p>
          </table:table-cell>
        </table:table-row>
        <table:table-row table:style-name="ro1">
          <table:table-cell office:value-type="float" office:value="1652735681418112" calcext:value-type="float">
            <text:p>1652735681418112</text:p>
          </table:table-cell>
          <table:table-cell office:value-type="float" office:value="-0" calcext:value-type="float">
            <text:p>0</text:p>
          </table:table-cell>
          <table:table-cell office:value-type="float" office:value="0.236211" calcext:value-type="float">
            <text:p>0.236211</text:p>
          </table:table-cell>
        </table:table-row>
        <table:table-row table:style-name="ro1">
          <table:table-cell office:value-type="float" office:value="1652735681532140" calcext:value-type="float">
            <text:p>1652735681532140</text:p>
          </table:table-cell>
          <table:table-cell office:value-type="float" office:value="-0" calcext:value-type="float">
            <text:p>0</text:p>
          </table:table-cell>
          <table:table-cell office:value-type="float" office:value="0.236211" calcext:value-type="float">
            <text:p>0.236211</text:p>
          </table:table-cell>
        </table:table-row>
        <table:table-row table:style-name="ro1">
          <table:table-cell office:value-type="float" office:value="1652735681638197" calcext:value-type="float">
            <text:p>1652735681638197</text:p>
          </table:table-cell>
          <table:table-cell office:value-type="float" office:value="-0" calcext:value-type="float">
            <text:p>0</text:p>
          </table:table-cell>
          <table:table-cell office:value-type="float" office:value="0.236211" calcext:value-type="float">
            <text:p>0.236211</text:p>
          </table:table-cell>
        </table:table-row>
        <table:table-row table:style-name="ro1">
          <table:table-cell office:value-type="float" office:value="1652735681722796" calcext:value-type="float">
            <text:p>1652735681722796</text:p>
          </table:table-cell>
          <table:table-cell office:value-type="float" office:value="-0" calcext:value-type="float">
            <text:p>0</text:p>
          </table:table-cell>
          <table:table-cell office:value-type="float" office:value="0.235767" calcext:value-type="float">
            <text:p>0.235767</text:p>
          </table:table-cell>
        </table:table-row>
        <table:table-row table:style-name="ro1">
          <table:table-cell office:value-type="float" office:value="1652735681834341" calcext:value-type="float">
            <text:p>1652735681834341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  <table:table-row table:style-name="ro1">
          <table:table-cell office:value-type="float" office:value="1652735681937416" calcext:value-type="float">
            <text:p>1652735681937416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  <table:table-row table:style-name="ro1">
          <table:table-cell office:value-type="float" office:value="1652735682041326" calcext:value-type="float">
            <text:p>1652735682041326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  <table:table-row table:style-name="ro1">
          <table:table-cell office:value-type="float" office:value="1652735682155943" calcext:value-type="float">
            <text:p>1652735682155943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7T01:55:07.488939330</dc:date>
    <meta:editing-duration>PT3M4S</meta:editing-duration>
    <meta:editing-cycles>1</meta:editing-cycles>
    <meta:document-statistic meta:table-count="1" meta:cell-count="246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84cm" svg:height="21.968cm" xlink:href=".." xlink:type="simple" chart:class="chart:line" chart:style-name="ch1">
        <chart:title svg:x="22.602cm" svg:y="0.574cm" chart:style-name="ch2">
          <text:p>150001</text:p>
        </chart:title>
        <chart:legend chart:legend-position="end" svg:x="44.3cm" svg:y="10.436cm" style:legend-expansion="high" chart:style-name="ch3"/>
        <chart:plot-area chart:style-name="ch4" table:cell-range-address="'150001'.B1:'150001'.C821" chart:data-source-has-labels="row" svg:x="0.956cm" svg:y="2.232cm" svg:width="42.388cm" svg:height="19.297cm">
          <chartooo:coordinate-region svg:x="1.789cm" svg:y="2.431cm" svg:width="41.516cm" svg:height="18.8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0001'.B2:'150001'.B821" chart:label-cell-address="'150001'.B1:'150001'.B1" chart:class="chart:line">
            <chart:data-point chart:repeated="820"/>
          </chart:series>
          <chart:series chart:style-name="ch8" chart:values-cell-range-address="'150001'.C2:'150001'.C821" chart:label-cell-address="'150001'.C1:'150001'.C1" chart:class="chart:line">
            <chart:data-point chart:repeated="8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undSteering</text:p>
                <draw:g>
                  <svg:desc>'150001'.B1:'150001'.B1</svg:desc>
                </draw:g>
              </table:table-cell>
              <table:table-cell office:value-type="string">
                <text:p> group_14</text:p>
                <draw:g>
                  <svg:desc>'150001'.C1:'15000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50001'.B2:'150001'.B821</svg:desc>
                </draw:g>
              </table:table-cell>
              <table:table-cell office:value-type="float" office:value="0.260115">
                <text:p>0.260115</text:p>
                <draw:g>
                  <svg:desc>'150001'.C2:'150001'.C8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962">
                <text:p>0.125962</text:p>
              </table:table-cell>
              <table:table-cell office:value-type="float" office:value="0.268019">
                <text:p>0.268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3945">
                <text:p>0.173945</text:p>
              </table:table-cell>
              <table:table-cell office:value-type="float" office:value="0.188738">
                <text:p>0.188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15358">
                <text:p>0.215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31616">
                <text:p>0.231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9958">
                <text:p>0.0239958</text:p>
              </table:table-cell>
              <table:table-cell office:value-type="float" office:value="0.233374">
                <text:p>0.233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9952">
                <text:p>0.0209952</text:p>
              </table:table-cell>
              <table:table-cell office:value-type="float" office:value="0.214061">
                <text:p>0.214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62254">
                <text:p>0.262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3972">
                <text:p>0.083972</text:p>
              </table:table-cell>
              <table:table-cell office:value-type="float" office:value="0.212432">
                <text:p>0.21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0029">
                <text:p>0.0150029</text:p>
              </table:table-cell>
              <table:table-cell office:value-type="float" office:value="0.180407">
                <text:p>0.180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.161375">
                <text:p>0.161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59055">
                <text:p>0.159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69692">
                <text:p>0.169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8966">
                <text:p>0.098966</text:p>
              </table:table-cell>
              <table:table-cell office:value-type="float" office:value="0.237914">
                <text:p>0.237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962">
                <text:p>0.125962</text:p>
              </table:table-cell>
              <table:table-cell office:value-type="float" office:value="0.192048">
                <text:p>0.192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5962">
                <text:p>0.125962</text:p>
              </table:table-cell>
              <table:table-cell office:value-type="float" office:value="0.205395">
                <text:p>0.205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8963">
                <text:p>0.128963</text:p>
              </table:table-cell>
              <table:table-cell office:value-type="float" office:value="0.138453">
                <text:p>0.138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8963">
                <text:p>0.128963</text:p>
              </table:table-cell>
              <table:table-cell office:value-type="float" office:value="0.193358">
                <text:p>0.193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8963">
                <text:p>0.128963</text:p>
              </table:table-cell>
              <table:table-cell office:value-type="float" office:value="0.125285">
                <text:p>0.125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8963">
                <text:p>0.128963</text:p>
              </table:table-cell>
              <table:table-cell office:value-type="float" office:value="0.178411">
                <text:p>0.178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962">
                <text:p>0.125962</text:p>
              </table:table-cell>
              <table:table-cell office:value-type="float" office:value="0.285161">
                <text:p>0.285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80682">
                <text:p>0.180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48001">
                <text:p>0.148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02215">
                <text:p>0.302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45673">
                <text:p>0.245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396">
                <text:p>0.11396</text:p>
              </table:table-cell>
              <table:table-cell office:value-type="float" office:value="0.25707">
                <text:p>0.25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396">
                <text:p>0.11396</text:p>
              </table:table-cell>
              <table:table-cell office:value-type="float" office:value="0.213181">
                <text:p>0.213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6961">
                <text:p>0.116961</text:p>
              </table:table-cell>
              <table:table-cell office:value-type="float" office:value="0.303895">
                <text:p>0.303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0945">
                <text:p>0.170945</text:p>
              </table:table-cell>
              <table:table-cell office:value-type="float" office:value="0.20621">
                <text:p>0.20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0956">
                <text:p>0.140956</text:p>
              </table:table-cell>
              <table:table-cell office:value-type="float" office:value="0.357491">
                <text:p>0.357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2962">
                <text:p>0.122962</text:p>
              </table:table-cell>
              <table:table-cell office:value-type="float" office:value="0.224449">
                <text:p>0.224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19935">
                <text:p>-0.011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-0.182496">
                <text:p>-0.182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99597">
                <text:p>-0.1995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205799">
                <text:p>-0.2057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9952">
                <text:p>-0.119952</text:p>
              </table:table-cell>
              <table:table-cell office:value-type="float" office:value="-0.218372">
                <text:p>-0.218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4994">
                <text:p>-0.14994</text:p>
              </table:table-cell>
              <table:table-cell office:value-type="float" office:value="-0.227344">
                <text:p>-0.227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6952">
                <text:p>-0.116952</text:p>
              </table:table-cell>
              <table:table-cell office:value-type="float" office:value="0.0434509">
                <text:p>0.0434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09863">
                <text:p>-0.020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9448">
                <text:p>0.19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21417">
                <text:p>0.2214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89988">
                <text:p>0.189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66252">
                <text:p>0.266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59773">
                <text:p>0.0659773</text:p>
              </table:table-cell>
              <table:table-cell office:value-type="float" office:value="0.135224">
                <text:p>0.135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59773">
                <text:p>0.0659773</text:p>
              </table:table-cell>
              <table:table-cell office:value-type="float" office:value="0.172953">
                <text:p>0.172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91502">
                <text:p>0.191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99851">
                <text:p>0.0599851</text:p>
              </table:table-cell>
              <table:table-cell office:value-type="float" office:value="0.308221">
                <text:p>0.308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59352">
                <text:p>0.159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03493">
                <text:p>0.2034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8656">
                <text:p>0.18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13788">
                <text:p>0.2137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3972">
                <text:p>0.083972</text:p>
              </table:table-cell>
              <table:table-cell office:value-type="float" office:value="0.187429">
                <text:p>0.187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9222">
                <text:p>0.209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08056">
                <text:p>0.208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1701">
                <text:p>0.2017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2962">
                <text:p>0.122962</text:p>
              </table:table-cell>
              <table:table-cell office:value-type="float" office:value="0.168597">
                <text:p>0.168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295">
                <text:p>0.15295</text:p>
              </table:table-cell>
              <table:table-cell office:value-type="float" office:value="0.190639">
                <text:p>0.1906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40773">
                <text:p>0.2407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58384">
                <text:p>0.1583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9952">
                <text:p>0.0209952</text:p>
              </table:table-cell>
              <table:table-cell office:value-type="float" office:value="0.130292">
                <text:p>0.1302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8794">
                <text:p>0.187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7968">
                <text:p>0.107968</text:p>
              </table:table-cell>
              <table:table-cell office:value-type="float" office:value="0.291014">
                <text:p>0.291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4955">
                <text:p>0.134955</text:p>
              </table:table-cell>
              <table:table-cell office:value-type="float" office:value="0.200797">
                <text:p>0.200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64943">
                <text:p>0.164943</text:p>
              </table:table-cell>
              <table:table-cell office:value-type="float" office:value="0.224903">
                <text:p>0.2249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0945">
                <text:p>0.170945</text:p>
              </table:table-cell>
              <table:table-cell office:value-type="float" office:value="0.262693">
                <text:p>0.2626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1943">
                <text:p>0.16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-0.502497">
                <text:p>-0.502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">
                <text:p>-0</text:p>
              </table:table-cell>
              <table:table-cell office:value-type="float" office:value="-0.579326">
                <text:p>-0.5793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">
                <text:p>-0</text:p>
              </table:table-cell>
              <table:table-cell office:value-type="float" office:value="-0.58387">
                <text:p>-0.583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896055">
                <text:p>-0.896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">
                <text:p>-0</text:p>
              </table:table-cell>
              <table:table-cell office:value-type="float" office:value="-0.955176">
                <text:p>-0.955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">
                <text:p>-0</text:p>
              </table:table-cell>
              <table:table-cell office:value-type="float" office:value="-0.962994">
                <text:p>-0.962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">
                <text:p>-0</text:p>
              </table:table-cell>
              <table:table-cell office:value-type="float" office:value="-0.93044">
                <text:p>-0.930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3972">
                <text:p>0.08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22953">
                <text:p>-0.12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595">
                <text:p>0.15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1904">
                <text:p>0.28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-0.628796">
                <text:p>-0.628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.121619">
                <text:p>0.1216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97923">
                <text:p>-0.197923</text:p>
              </table:table-cell>
              <table:table-cell office:value-type="float" office:value="0.0594537">
                <text:p>0.05945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.0408694">
                <text:p>0.04086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.394791">
                <text:p>0.394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6946">
                <text:p>0.176946</text:p>
              </table:table-cell>
              <table:table-cell office:value-type="float" office:value="0.0919387">
                <text:p>0.09193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6946">
                <text:p>0.176946</text:p>
              </table:table-cell>
              <table:table-cell office:value-type="float" office:value="0.0778565">
                <text:p>0.07785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73945">
                <text:p>0.173945</text:p>
              </table:table-cell>
              <table:table-cell office:value-type="float" office:value="0.0836966">
                <text:p>0.0836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70945">
                <text:p>0.170945</text:p>
              </table:table-cell>
              <table:table-cell office:value-type="float" office:value="0.0939475">
                <text:p>0.0939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6949">
                <text:p>0.146949</text:p>
              </table:table-cell>
              <table:table-cell office:value-type="float" office:value="0.132552">
                <text:p>0.1325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0.073939">
                <text:p>0.0739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22953">
                <text:p>-0.122953</text:p>
              </table:table-cell>
              <table:table-cell office:value-type="float" office:value="0.0911751">
                <text:p>0.0911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245906">
                <text:p>-0.2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39958">
                <text:p>0.0239958</text:p>
              </table:table-cell>
              <table:table-cell office:value-type="float" office:value="0.0956376">
                <text:p>0.09563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7956">
                <text:p>0.137956</text:p>
              </table:table-cell>
              <table:table-cell office:value-type="float" office:value="0.0979997">
                <text:p>0.0979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1943">
                <text:p>0.161943</text:p>
              </table:table-cell>
              <table:table-cell office:value-type="float" office:value="0.0957067">
                <text:p>0.0957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955">
                <text:p>0.134955</text:p>
              </table:table-cell>
              <table:table-cell office:value-type="float" office:value="0.0959074">
                <text:p>0.0959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955">
                <text:p>0.134955</text:p>
              </table:table-cell>
              <table:table-cell office:value-type="float" office:value="0.0880542">
                <text:p>0.0880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2962">
                <text:p>0.122962</text:p>
              </table:table-cell>
              <table:table-cell office:value-type="float" office:value="0.0617193">
                <text:p>0.06171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5962">
                <text:p>0.125962</text:p>
              </table:table-cell>
              <table:table-cell office:value-type="float" office:value="0.0676473">
                <text:p>0.0676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5962">
                <text:p>0.125962</text:p>
              </table:table-cell>
              <table:table-cell office:value-type="float" office:value="0.0725994">
                <text:p>0.07259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25962">
                <text:p>0.125962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25962">
                <text:p>0.125962</text:p>
              </table:table-cell>
              <table:table-cell office:value-type="float" office:value="0.135338">
                <text:p>0.1353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5962">
                <text:p>0.125962</text:p>
              </table:table-cell>
              <table:table-cell office:value-type="float" office:value="0.143452">
                <text:p>0.1434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5962">
                <text:p>0.125962</text:p>
              </table:table-cell>
              <table:table-cell office:value-type="float" office:value="0.091487">
                <text:p>0.0914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2962">
                <text:p>0.122962</text:p>
              </table:table-cell>
              <table:table-cell office:value-type="float" office:value="0.105798">
                <text:p>0.1057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5962">
                <text:p>0.125962</text:p>
              </table:table-cell>
              <table:table-cell office:value-type="float" office:value="0.127928">
                <text:p>0.1279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5962">
                <text:p>0.125962</text:p>
              </table:table-cell>
              <table:table-cell office:value-type="float" office:value="0.13864">
                <text:p>0.138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5962">
                <text:p>0.125962</text:p>
              </table:table-cell>
              <table:table-cell office:value-type="float" office:value="0.143875">
                <text:p>0.143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5962">
                <text:p>0.125962</text:p>
              </table:table-cell>
              <table:table-cell office:value-type="float" office:value="0.154997">
                <text:p>0.1549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8963">
                <text:p>0.12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28963">
                <text:p>0.12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9961">
                <text:p>0.119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">
                <text:p>-0</text:p>
              </table:table-cell>
              <table:table-cell office:value-type="float" office:value="-0.41241">
                <text:p>-0.41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4928">
                <text:p>0.22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4928">
                <text:p>0.22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9937">
                <text:p>0.17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59893">
                <text:p>0.035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16952">
                <text:p>-0.116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869637">
                <text:p>-0.086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">
                <text:p>-0</text:p>
              </table:table-cell>
              <table:table-cell office:value-type="float" office:value="0.269651">
                <text:p>0.2696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.229232">
                <text:p>0.2292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2239">
                <text:p>0.222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42858">
                <text:p>0.2428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27075">
                <text:p>0.2270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1943">
                <text:p>0.161943</text:p>
              </table:table-cell>
              <table:table-cell office:value-type="float" office:value="0.259287">
                <text:p>0.2592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88939">
                <text:p>0.188939</text:p>
              </table:table-cell>
              <table:table-cell office:value-type="float" office:value="0.174672">
                <text:p>0.1746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">
                <text:p>-0</text:p>
              </table:table-cell>
              <table:table-cell office:value-type="float" office:value="0.164752">
                <text:p>0.1647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">
                <text:p>-0</text:p>
              </table:table-cell>
              <table:table-cell office:value-type="float" office:value="0.148675">
                <text:p>0.1486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911">
                <text:p>0.19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1943">
                <text:p>0.161943</text:p>
              </table:table-cell>
              <table:table-cell office:value-type="float" office:value="0.143892">
                <text:p>0.1438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0.165795">
                <text:p>0.1657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4943">
                <text:p>0.164943</text:p>
              </table:table-cell>
              <table:table-cell office:value-type="float" office:value="0.137066">
                <text:p>0.137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5927">
                <text:p>0.215927</text:p>
              </table:table-cell>
              <table:table-cell office:value-type="float" office:value="0.153867">
                <text:p>0.1538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4931">
                <text:p>0.194931</text:p>
              </table:table-cell>
              <table:table-cell office:value-type="float" office:value="0.190346">
                <text:p>0.1903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2649">
                <text:p>0.1526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09934">
                <text:p>0.209934</text:p>
              </table:table-cell>
              <table:table-cell office:value-type="float" office:value="-0.00672636">
                <text:p>-0.006726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09934">
                <text:p>0.209934</text:p>
              </table:table-cell>
              <table:table-cell office:value-type="float" office:value="0.288975">
                <text:p>0.2889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.221189">
                <text:p>0.221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97932">
                <text:p>0.19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0831412">
                <text:p>0.08314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0.0709191">
                <text:p>0.07091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">
                <text:p>-0</text:p>
              </table:table-cell>
              <table:table-cell office:value-type="float" office:value="0.335448">
                <text:p>0.3354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29887">
                <text:p>0.0329887</text:p>
              </table:table-cell>
              <table:table-cell office:value-type="float" office:value="0.362301">
                <text:p>0.3623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7427">
                <text:p>0.174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00848">
                <text:p>0.2008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27143">
                <text:p>0.2271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1955">
                <text:p>0.131955</text:p>
              </table:table-cell>
              <table:table-cell office:value-type="float" office:value="0.266744">
                <text:p>0.2667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5962">
                <text:p>0.125962</text:p>
              </table:table-cell>
              <table:table-cell office:value-type="float" office:value="0.161837">
                <text:p>0.1618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5962">
                <text:p>0.125962</text:p>
              </table:table-cell>
              <table:table-cell office:value-type="float" office:value="0.209385">
                <text:p>0.2093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5962">
                <text:p>0.125962</text:p>
              </table:table-cell>
              <table:table-cell office:value-type="float" office:value="0.191681">
                <text:p>0.1916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16961">
                <text:p>0.116961</text:p>
              </table:table-cell>
              <table:table-cell office:value-type="float" office:value="0.20789">
                <text:p>0.207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1967">
                <text:p>0.101967</text:p>
              </table:table-cell>
              <table:table-cell office:value-type="float" office:value="0.264342">
                <text:p>0.2643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1967">
                <text:p>0.101967</text:p>
              </table:table-cell>
              <table:table-cell office:value-type="float" office:value="0.28785">
                <text:p>0.287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1967">
                <text:p>0.101967</text:p>
              </table:table-cell>
              <table:table-cell office:value-type="float" office:value="0.295752">
                <text:p>0.2957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01967">
                <text:p>0.101967</text:p>
              </table:table-cell>
              <table:table-cell office:value-type="float" office:value="0.298499">
                <text:p>0.2984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03336">
                <text:p>0.2033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00863">
                <text:p>0.2008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69726">
                <text:p>0.0869726</text:p>
              </table:table-cell>
              <table:table-cell office:value-type="float" office:value="0.301276">
                <text:p>0.3012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269875">
                <text:p>-0.0269875</text:p>
              </table:table-cell>
              <table:table-cell office:value-type="float" office:value="-0.117109">
                <text:p>-0.1171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41359">
                <text:p>-0.1413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51243">
                <text:p>-0.1512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165149">
                <text:p>-0.1651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28954">
                <text:p>-0.128954</text:p>
              </table:table-cell>
              <table:table-cell office:value-type="float" office:value="-0.239088">
                <text:p>-0.2390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839631">
                <text:p>-0.0839631</text:p>
              </table:table-cell>
              <table:table-cell office:value-type="float" office:value="-0.212809">
                <text:p>-0.2128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26481">
                <text:p>-0.2264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209863">
                <text:p>-0.020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38981">
                <text:p>-0.03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9997">
                <text:p>0.02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09952">
                <text:p>0.0209952</text:p>
              </table:table-cell>
              <table:table-cell office:value-type="float" office:value="0.232675">
                <text:p>0.2326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93211">
                <text:p>0.1932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99851">
                <text:p>0.0599851</text:p>
              </table:table-cell>
              <table:table-cell office:value-type="float" office:value="0.225891">
                <text:p>0.2258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68994">
                <text:p>0.2689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04967">
                <text:p>0.104967</text:p>
              </table:table-cell>
              <table:table-cell office:value-type="float" office:value="0.289181">
                <text:p>0.2891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4967">
                <text:p>0.104967</text:p>
              </table:table-cell>
              <table:table-cell office:value-type="float" office:value="0.207073">
                <text:p>0.2070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04967">
                <text:p>0.104967</text:p>
              </table:table-cell>
              <table:table-cell office:value-type="float" office:value="0.239743">
                <text:p>0.2397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66744">
                <text:p>0.2667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19785">
                <text:p>0.0719785</text:p>
              </table:table-cell>
              <table:table-cell office:value-type="float" office:value="0.384249">
                <text:p>0.3842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99851">
                <text:p>0.0599851</text:p>
              </table:table-cell>
              <table:table-cell office:value-type="float" office:value="0.253424">
                <text:p>0.2534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3972">
                <text:p>0.08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58871">
                <text:p>0.1588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9436">
                <text:p>0.294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07968">
                <text:p>0.1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7968">
                <text:p>0.1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04967">
                <text:p>0.10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239869">
                <text:p>-0.0239869</text:p>
              </table:table-cell>
              <table:table-cell office:value-type="float" office:value="-0.527627">
                <text:p>-0.5276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10959">
                <text:p>-0.11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51916">
                <text:p>0.25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">
                <text:p>-0</text:p>
              </table:table-cell>
              <table:table-cell office:value-type="float" office:value="-0.463648">
                <text:p>-0.4636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">
                <text:p>-0</text:p>
              </table:table-cell>
              <table:table-cell office:value-type="float" office:value="-0.455975">
                <text:p>-0.4559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3864">
                <text:p>0.138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779797">
                <text:p>0.0779797</text:p>
              </table:table-cell>
              <table:table-cell office:value-type="float" office:value="0.060532">
                <text:p>0.0605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3972">
                <text:p>0.083972</text:p>
              </table:table-cell>
              <table:table-cell office:value-type="float" office:value="0.117109">
                <text:p>0.1171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3972">
                <text:p>0.083972</text:p>
              </table:table-cell>
              <table:table-cell office:value-type="float" office:value="0.120531">
                <text:p>0.1205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24035">
                <text:p>0.1240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22292">
                <text:p>0.1222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03561">
                <text:p>0.1035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27804">
                <text:p>0.1278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01967">
                <text:p>0.101967</text:p>
              </table:table-cell>
              <table:table-cell office:value-type="float" office:value="0.112517">
                <text:p>0.1125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0968">
                <text:p>0.110968</text:p>
              </table:table-cell>
              <table:table-cell office:value-type="float" office:value="0.145431">
                <text:p>0.1454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6691">
                <text:p>0.26691</text:p>
              </table:table-cell>
              <table:table-cell office:value-type="float" office:value="0.117109">
                <text:p>0.1171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90888">
                <text:p>0.290888</text:p>
              </table:table-cell>
              <table:table-cell office:value-type="float" office:value="0.199718">
                <text:p>0.1997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90888">
                <text:p>0.290888</text:p>
              </table:table-cell>
              <table:table-cell office:value-type="float" office:value="0.141275">
                <text:p>0.1412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90888">
                <text:p>0.290888</text:p>
              </table:table-cell>
              <table:table-cell office:value-type="float" office:value="0.257181">
                <text:p>0.2571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14994">
                <text:p>-0.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">
                <text:p>-0</text:p>
              </table:table-cell>
              <table:table-cell office:value-type="float" office:value="-0.26426">
                <text:p>-0.264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64943">
                <text:p>0.16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64934">
                <text:p>-0.16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76946">
                <text:p>0.176946</text:p>
              </table:table-cell>
              <table:table-cell office:value-type="float" office:value="0.206245">
                <text:p>0.2062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70945">
                <text:p>0.170945</text:p>
              </table:table-cell>
              <table:table-cell office:value-type="float" office:value="0.188116">
                <text:p>0.1881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9961">
                <text:p>0.119961</text:p>
              </table:table-cell>
              <table:table-cell office:value-type="float" office:value="0.161543">
                <text:p>0.1615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99731">
                <text:p>0.0899731</text:p>
              </table:table-cell>
              <table:table-cell office:value-type="float" office:value="0.165149">
                <text:p>0.1651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131946">
                <text:p>-0.13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14994">
                <text:p>-0.014994</text:p>
              </table:table-cell>
              <table:table-cell office:value-type="float" office:value="0.130325">
                <text:p>0.1303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90888">
                <text:p>0.290888</text:p>
              </table:table-cell>
              <table:table-cell office:value-type="float" office:value="0.166282">
                <text:p>0.1662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90888">
                <text:p>0.290888</text:p>
              </table:table-cell>
              <table:table-cell office:value-type="float" office:value="0.132137">
                <text:p>0.1321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57917">
                <text:p>0.257917</text:p>
              </table:table-cell>
              <table:table-cell office:value-type="float" office:value="0.109965">
                <text:p>0.1099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42914">
                <text:p>0.242914</text:p>
              </table:table-cell>
              <table:table-cell office:value-type="float" office:value="0.122337">
                <text:p>0.1223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60909">
                <text:p>0.260909</text:p>
              </table:table-cell>
              <table:table-cell office:value-type="float" office:value="0.161567">
                <text:p>0.1615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45915">
                <text:p>0.245915</text:p>
              </table:table-cell>
              <table:table-cell office:value-type="float" office:value="0.160599">
                <text:p>0.1605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88939">
                <text:p>0.188939</text:p>
              </table:table-cell>
              <table:table-cell office:value-type="float" office:value="0.19691">
                <text:p>0.196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56151">
                <text:p>0.2561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.298499">
                <text:p>0.2984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31946">
                <text:p>-0.131946</text:p>
              </table:table-cell>
              <table:table-cell office:value-type="float" office:value="0.367174">
                <text:p>0.3671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">
                <text:p>-0</text:p>
              </table:table-cell>
              <table:table-cell office:value-type="float" office:value="0.394791">
                <text:p>0.3947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">
                <text:p>-0</text:p>
              </table:table-cell>
              <table:table-cell office:value-type="float" office:value="0.674741">
                <text:p>0.6747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">
                <text:p>-0</text:p>
              </table:table-cell>
              <table:table-cell office:value-type="float" office:value="0.165149">
                <text:p>0.1651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30827">
                <text:p>0.1308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959743">
                <text:p>0.0959743</text:p>
              </table:table-cell>
              <table:table-cell office:value-type="float" office:value="0.317163">
                <text:p>0.3171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69778">
                <text:p>0.1697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66086">
                <text:p>0.1660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32247">
                <text:p>0.2322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56892">
                <text:p>0.1568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97932">
                <text:p>0.197932</text:p>
              </table:table-cell>
              <table:table-cell office:value-type="float" office:value="0.176366">
                <text:p>0.1763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7932">
                <text:p>0.197932</text:p>
              </table:table-cell>
              <table:table-cell office:value-type="float" office:value="0.147078">
                <text:p>0.14707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76946">
                <text:p>0.176946</text:p>
              </table:table-cell>
              <table:table-cell office:value-type="float" office:value="0.201039">
                <text:p>0.2010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31955">
                <text:p>0.131955</text:p>
              </table:table-cell>
              <table:table-cell office:value-type="float" office:value="0.210841">
                <text:p>0.2108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31955">
                <text:p>0.131955</text:p>
              </table:table-cell>
              <table:table-cell office:value-type="float" office:value="0.174313">
                <text:p>0.1743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.149258">
                <text:p>0.1492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">
                <text:p>-0</text:p>
              </table:table-cell>
              <table:table-cell office:value-type="float" office:value="0.247812">
                <text:p>0.2478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">
                <text:p>-0</text:p>
              </table:table-cell>
              <table:table-cell office:value-type="float" office:value="0.234898">
                <text:p>0.2348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">
                <text:p>-0</text:p>
              </table:table-cell>
              <table:table-cell office:value-type="float" office:value="0.18658">
                <text:p>0.186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">
                <text:p>-0</text:p>
              </table:table-cell>
              <table:table-cell office:value-type="float" office:value="0.191561">
                <text:p>0.1915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54917">
                <text:p>0.254917</text:p>
              </table:table-cell>
              <table:table-cell office:value-type="float" office:value="0.210875">
                <text:p>0.2108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85939">
                <text:p>0.185939</text:p>
              </table:table-cell>
              <table:table-cell office:value-type="float" office:value="0.147753">
                <text:p>0.1477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9496">
                <text:p>0.194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90888">
                <text:p>0.290888</text:p>
              </table:table-cell>
              <table:table-cell office:value-type="float" office:value="0.199958">
                <text:p>0.1999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90888">
                <text:p>0.290888</text:p>
              </table:table-cell>
              <table:table-cell office:value-type="float" office:value="0.458439">
                <text:p>0.458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21928">
                <text:p>0.22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116214">
                <text:p>-0.1162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254908">
                <text:p>-0.254908</text:p>
              </table:table-cell>
              <table:table-cell office:value-type="float" office:value="-0.129275">
                <text:p>-0.1292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">
                <text:p>-0</text:p>
              </table:table-cell>
              <table:table-cell office:value-type="float" office:value="-0.167532">
                <text:p>-0.1675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">
                <text:p>-0</text:p>
              </table:table-cell>
              <table:table-cell office:value-type="float" office:value="-0.125803">
                <text:p>-0.1258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14994">
                <text:p>-0.014994</text:p>
              </table:table-cell>
              <table:table-cell office:value-type="float" office:value="-0.154687">
                <text:p>-0.1546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449821">
                <text:p>-0.0449821</text:p>
              </table:table-cell>
              <table:table-cell office:value-type="float" office:value="-0.162831">
                <text:p>-0.1628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31946">
                <text:p>-0.131946</text:p>
              </table:table-cell>
              <table:table-cell office:value-type="float" office:value="-0.180977">
                <text:p>-0.1809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195392">
                <text:p>-0.1953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929649">
                <text:p>-0.0929649</text:p>
              </table:table-cell>
              <table:table-cell office:value-type="float" office:value="-0.207496">
                <text:p>-0.2074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359804">
                <text:p>-0.0359804</text:p>
              </table:table-cell>
              <table:table-cell office:value-type="float" office:value="-0.228031">
                <text:p>-0.2280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359804">
                <text:p>-0.0359804</text:p>
              </table:table-cell>
              <table:table-cell office:value-type="float" office:value="-0.226799">
                <text:p>-0.2267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179858">
                <text:p>-0.0179858</text:p>
              </table:table-cell>
              <table:table-cell office:value-type="float" office:value="-0.270947">
                <text:p>-0.2709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14994">
                <text:p>-0.0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839631">
                <text:p>-0.0839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209863">
                <text:p>-0.020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40956">
                <text:p>0.14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03933">
                <text:p>0.203933</text:p>
              </table:table-cell>
              <table:table-cell office:value-type="float" office:value="0.167175">
                <text:p>0.1671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00933">
                <text:p>0.200933</text:p>
              </table:table-cell>
              <table:table-cell office:value-type="float" office:value="0.172428">
                <text:p>0.1724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61943">
                <text:p>0.161943</text:p>
              </table:table-cell>
              <table:table-cell office:value-type="float" office:value="0.255363">
                <text:p>0.2553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43957">
                <text:p>0.143957</text:p>
              </table:table-cell>
              <table:table-cell office:value-type="float" office:value="0.246354">
                <text:p>0.2463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43957">
                <text:p>0.143957</text:p>
              </table:table-cell>
              <table:table-cell office:value-type="float" office:value="0.251955">
                <text:p>0.2519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83221">
                <text:p>0.28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9997">
                <text:p>0.029997</text:p>
              </table:table-cell>
              <table:table-cell office:value-type="float" office:value="0.156602">
                <text:p>0.1566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37956">
                <text:p>0.137956</text:p>
              </table:table-cell>
              <table:table-cell office:value-type="float" office:value="0.200797">
                <text:p>0.2007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83111">
                <text:p>0.1831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419904">
                <text:p>0.041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34955">
                <text:p>0.13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61943">
                <text:p>0.16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67944">
                <text:p>0.167944</text:p>
              </table:table-cell>
              <table:table-cell office:value-type="float" office:value="0.142525">
                <text:p>0.1425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73945">
                <text:p>0.173945</text:p>
              </table:table-cell>
              <table:table-cell office:value-type="float" office:value="0.170375">
                <text:p>0.1703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58951">
                <text:p>0.15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158942">
                <text:p>-0.158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">
                <text:p>-0</text:p>
              </table:table-cell>
              <table:table-cell office:value-type="float" office:value="-0.861115">
                <text:p>-0.8611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">
                <text:p>-0</text:p>
              </table:table-cell>
              <table:table-cell office:value-type="float" office:value="-0.600373">
                <text:p>-0.6003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">
                <text:p>-0</text:p>
              </table:table-cell>
              <table:table-cell office:value-type="float" office:value="0.0932956">
                <text:p>0.09329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">
                <text:p>-0</text:p>
              </table:table-cell>
              <table:table-cell office:value-type="float" office:value="0.0957515">
                <text:p>0.09575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">
                <text:p>-0</text:p>
              </table:table-cell>
              <table:table-cell office:value-type="float" office:value="0.104589">
                <text:p>0.10458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2414">
                <text:p>0.1524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719785">
                <text:p>0.0719785</text:p>
              </table:table-cell>
              <table:table-cell office:value-type="float" office:value="0.0581355">
                <text:p>0.05813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22962">
                <text:p>0.122962</text:p>
              </table:table-cell>
              <table:table-cell office:value-type="float" office:value="0.0680214">
                <text:p>0.06802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34955">
                <text:p>0.134955</text:p>
              </table:table-cell>
              <table:table-cell office:value-type="float" office:value="0.0853187">
                <text:p>0.08531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34955">
                <text:p>0.134955</text:p>
              </table:table-cell>
              <table:table-cell office:value-type="float" office:value="0.119114">
                <text:p>0.1191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34955">
                <text:p>0.134955</text:p>
              </table:table-cell>
              <table:table-cell office:value-type="float" office:value="0.101918">
                <text:p>0.1019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34955">
                <text:p>0.134955</text:p>
              </table:table-cell>
              <table:table-cell office:value-type="float" office:value="0.0821675">
                <text:p>0.08216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34955">
                <text:p>0.134955</text:p>
              </table:table-cell>
              <table:table-cell office:value-type="float" office:value="0.105328">
                <text:p>0.1053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21928">
                <text:p>0.221928</text:p>
              </table:table-cell>
              <table:table-cell office:value-type="float" office:value="0.0890496">
                <text:p>0.08904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46721">
                <text:p>0.1467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">
                <text:p>-0</text:p>
              </table:table-cell>
              <table:table-cell office:value-type="float" office:value="0.127621">
                <text:p>0.1276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">
                <text:p>-0</text:p>
              </table:table-cell>
              <table:table-cell office:value-type="float" office:value="0.14816">
                <text:p>0.148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34955">
                <text:p>0.134955</text:p>
              </table:table-cell>
              <table:table-cell office:value-type="float" office:value="0.166693">
                <text:p>0.166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40956">
                <text:p>0.14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15927">
                <text:p>0.21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7968">
                <text:p>0.1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79937">
                <text:p>0.17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236913">
                <text:p>-0.236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2639">
                <text:p>-0.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76946">
                <text:p>0.176946</text:p>
              </table:table-cell>
              <table:table-cell office:value-type="float" office:value="0.338324">
                <text:p>0.3383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37956">
                <text:p>0.137956</text:p>
              </table:table-cell>
              <table:table-cell office:value-type="float" office:value="0.184684">
                <text:p>0.1846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88222">
                <text:p>0.1882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81904">
                <text:p>0.281904</text:p>
              </table:table-cell>
              <table:table-cell office:value-type="float" office:value="0.209974">
                <text:p>0.2099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">
                <text:p>-0</text:p>
              </table:table-cell>
              <table:table-cell office:value-type="float" office:value="0.15304">
                <text:p>0.153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">
                <text:p>-0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">
                <text:p>-0</text:p>
              </table:table-cell>
              <table:table-cell office:value-type="float" office:value="0.11849">
                <text:p>0.118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">
                <text:p>-0</text:p>
              </table:table-cell>
              <table:table-cell office:value-type="float" office:value="0.131353">
                <text:p>0.1313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">
                <text:p>-0</text:p>
              </table:table-cell>
              <table:table-cell office:value-type="float" office:value="0.175544">
                <text:p>0.1755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29997">
                <text:p>0.029997</text:p>
              </table:table-cell>
              <table:table-cell office:value-type="float" office:value="0.156927">
                <text:p>0.1569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88939">
                <text:p>0.188939</text:p>
              </table:table-cell>
              <table:table-cell office:value-type="float" office:value="0.115944">
                <text:p>0.1159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88939">
                <text:p>0.188939</text:p>
              </table:table-cell>
              <table:table-cell office:value-type="float" office:value="0.128911">
                <text:p>0.1289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88939">
                <text:p>0.188939</text:p>
              </table:table-cell>
              <table:table-cell office:value-type="float" office:value="0.174672">
                <text:p>0.1746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88939">
                <text:p>0.188939</text:p>
              </table:table-cell>
              <table:table-cell office:value-type="float" office:value="0.246933">
                <text:p>0.2469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5595">
                <text:p>0.15595</text:p>
              </table:table-cell>
              <table:table-cell office:value-type="float" office:value="0.167432">
                <text:p>0.1674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3972">
                <text:p>0.083972</text:p>
              </table:table-cell>
              <table:table-cell office:value-type="float" office:value="0.188738">
                <text:p>0.1887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92701">
                <text:p>0.1927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50701">
                <text:p>0.1507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79797">
                <text:p>0.0779797</text:p>
              </table:table-cell>
              <table:table-cell office:value-type="float" office:value="0.00276242">
                <text:p>0.002762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41464">
                <text:p>0.2414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1396">
                <text:p>0.11396</text:p>
              </table:table-cell>
              <table:table-cell office:value-type="float" office:value="0.104313">
                <text:p>0.1043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16961">
                <text:p>0.116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1396">
                <text:p>0.11396</text:p>
              </table:table-cell>
              <table:table-cell office:value-type="float" office:value="0.20142">
                <text:p>0.201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19914">
                <text:p>0.2199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09952">
                <text:p>0.0209952</text:p>
              </table:table-cell>
              <table:table-cell office:value-type="float" office:value="0.168207">
                <text:p>0.1682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">
                <text:p>-0</text:p>
              </table:table-cell>
              <table:table-cell office:value-type="float" office:value="0.314416">
                <text:p>0.3144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">
                <text:p>-0</text:p>
              </table:table-cell>
              <table:table-cell office:value-type="float" office:value="0.159225">
                <text:p>0.1592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">
                <text:p>-0</text:p>
              </table:table-cell>
              <table:table-cell office:value-type="float" office:value="0.196163">
                <text:p>0.1961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">
                <text:p>-0</text:p>
              </table:table-cell>
              <table:table-cell office:value-type="float" office:value="0.186265">
                <text:p>0.1862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">
                <text:p>-0</text:p>
              </table:table-cell>
              <table:table-cell office:value-type="float" office:value="0.154088">
                <text:p>0.1540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">
                <text:p>-0</text:p>
              </table:table-cell>
              <table:table-cell office:value-type="float" office:value="0.240814">
                <text:p>0.2408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">
                <text:p>-0</text:p>
              </table:table-cell>
              <table:table-cell office:value-type="float" office:value="0.249481">
                <text:p>0.2494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">
                <text:p>-0</text:p>
              </table:table-cell>
              <table:table-cell office:value-type="float" office:value="0.255809">
                <text:p>0.2558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">
                <text:p>-0</text:p>
              </table:table-cell>
              <table:table-cell office:value-type="float" office:value="0.256368">
                <text:p>0.2563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">
                <text:p>-0</text:p>
              </table:table-cell>
              <table:table-cell office:value-type="float" office:value="0.235838">
                <text:p>0.2358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">
                <text:p>-0</text:p>
              </table:table-cell>
              <table:table-cell office:value-type="float" office:value="0.262432">
                <text:p>0.2624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">
                <text:p>-0</text:p>
              </table:table-cell>
              <table:table-cell office:value-type="float" office:value="0.236722">
                <text:p>0.2367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">
                <text:p>-0</text:p>
              </table:table-cell>
              <table:table-cell office:value-type="float" office:value="0.235399">
                <text:p>0.23539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">
                <text:p>-0</text:p>
              </table:table-cell>
              <table:table-cell office:value-type="float" office:value="0.23767">
                <text:p>0.237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">
                <text:p>-0</text:p>
              </table:table-cell>
              <table:table-cell office:value-type="float" office:value="0.236211">
                <text:p>0.2362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">
                <text:p>-0</text:p>
              </table:table-cell>
              <table:table-cell office:value-type="float" office:value="0.236211">
                <text:p>0.2362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">
                <text:p>-0</text:p>
              </table:table-cell>
              <table:table-cell office:value-type="float" office:value="0.236211">
                <text:p>0.2362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">
                <text:p>-0</text:p>
              </table:table-cell>
              <table:table-cell office:value-type="float" office:value="0.235767">
                <text:p>0.2357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